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Heading_20_2">
      <style:paragraph-properties fo:text-align="start" style:justify-single-word="false"/>
    </style:style>
    <style:style style:name="P2" style:family="paragraph" style:parent-style-name="Text_20_body" style:list-style-name="L2"/>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style style:name="P15" style:family="paragraph" style:parent-style-name="Standard" style:list-style-name="L14"/>
    <style:style style:name="P16" style:family="paragraph" style:parent-style-name="Standard" style:list-style-name="L15"/>
    <style:style style:name="P17" style:family="paragraph" style:parent-style-name="Standard" style:list-style-name="L16"/>
    <style:style style:name="P18" style:family="paragraph" style:parent-style-name="Standard" style:list-style-name="L17"/>
    <style:style style:name="P19" style:family="paragraph" style:parent-style-name="Standard" style:list-style-name="L18"/>
    <style:style style:name="P20" style:family="paragraph" style:parent-style-name="Standard" style:list-style-name="L19"/>
    <style:style style:name="P21" style:family="paragraph" style:parent-style-name="Standard" style:list-style-name="L20"/>
    <style:style style:name="P22" style:family="paragraph" style:parent-style-name="Standard" style:list-style-name="L21"/>
    <style:style style:name="P23" style:family="paragraph" style:parent-style-name="Standard" style:list-style-name="L22"/>
    <style:style style:name="P24" style:family="paragraph" style:parent-style-name="Standard" style:list-style-name="L23"/>
    <style:style style:name="P25" style:family="paragraph" style:parent-style-name="Standard" style:list-style-name="L24"/>
    <style:style style:name="P26" style:family="paragraph" style:parent-style-name="Standard" style:list-style-name="L25"/>
    <style:style style:name="P27" style:family="paragraph" style:parent-style-name="Standard" style:list-style-name="L26"/>
    <style:style style:name="P28" style:family="paragraph" style:parent-style-name="Standard" style:list-style-name="L27"/>
    <style:style style:name="T1" style:family="text">
      <style:text-properties style:font-name="Albany" fo:font-size="14pt" fo:font-style="italic" fo:font-weight="bold" style:font-name-asian="Andale Sans UI" style:font-size-asian="14pt" style:font-style-asian="italic" style:font-weight-asian="bold" style:font-name-complex="Tahoma" style:font-size-complex="14pt" style:font-style-complex="italic" style:font-weight-complex="bold"/>
    </style:style>
    <style:style style:name="T2" style:family="text">
      <style:text-properties style:font-name="Bitstream Vera Sans" style:font-name-asian="Bitstream Vera Sans" style:font-name-complex="Bitstream Vera San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tracked-changes>
        <text:changed-region text:id="ct94353192">
          <text:insertion>
            <office:change-info>
              <dc:creator>Kálmán Szalai</dc:creator>
              <dc:date>2005-12-18T16:09:00</dc:date>
            </office:change-info>
          </text:insertion>
        </text:changed-region>
        <text:changed-region text:id="ct195658472">
          <text:insertion>
            <office:change-info>
              <dc:creator>Kálmán Szalai</dc:creator>
              <dc:date>2006-03-04T19:52:00</dc:date>
            </office:change-info>
          </text:insertion>
        </text:changed-region>
        <text:changed-region text:id="ct195659272">
          <text:deletion>
            <office:change-info>
              <dc:creator>ismeretlen</dc:creator>
              <dc:date>2005-11-01T10:50:00</dc:date>
            </office:change-info>
            <text:h text:style-name="Heading_20_2" text:outline-level="2">– FSF.hu</text:h>
          </text:deletion>
        </text:changed-region>
        <text:changed-region text:id="ct195660072">
          <text:insertion>
            <office:change-info>
              <dc:creator>ismeretlen</dc:creator>
              <dc:date>2005-11-01T10:50:00</dc:date>
            </office:change-info>
          </text:insertion>
        </text:changed-region>
        <text:changed-region text:id="ct196162216">
          <text:insertion>
            <office:change-info>
              <dc:creator>Kálmán Szalai</dc:creator>
              <dc:date>2005-12-18T16:10:00</dc:date>
            </office:change-info>
          </text:insertion>
        </text:changed-region>
        <text:changed-region text:id="ct196162016">
          <text:insertion>
            <office:change-info>
              <dc:creator>Kálmán Szalai</dc:creator>
              <dc:date>2006-03-04T19:52:00</dc:date>
            </office:change-info>
          </text:insertion>
        </text:changed-region>
        <text:changed-region text:id="ct196161816">
          <text:deletion>
            <office:change-info>
              <dc:creator>Kálmán Szalai</dc:creator>
              <dc:date>2005-12-18T16:10:00</dc:date>
            </office:change-info>
            <text:p text:style-name="Standard">e után nem s</text:p>
          </text:deletion>
        </text:changed-region>
        <text:changed-region text:id="ct196161616">
          <text:insertion>
            <office:change-info>
              <dc:creator>Kálmán Szalai</dc:creator>
              <dc:date>2005-12-18T16:10:00</dc:date>
            </office:change-info>
          </text:insertion>
        </text:changed-region>
        <text:changed-region text:id="ct93300376">
          <text:deletion>
            <office:change-info>
              <dc:creator>Kálmán Szalai</dc:creator>
              <dc:date>2005-12-18T16:10:00</dc:date>
            </office:change-info>
            <text:p text:style-name="Standard">okkal</text:p>
          </text:deletion>
        </text:changed-region>
        <text:changed-region text:id="ct93300104">
          <text:insertion>
            <office:change-info>
              <dc:creator>Kálmán Szalai</dc:creator>
              <dc:date>2005-12-18T16:10:00</dc:date>
            </office:change-info>
          </text:insertion>
        </text:changed-region>
        <text:changed-region text:id="ct195661472">
          <text:deletion>
            <office:change-info>
              <dc:creator>unknown</dc:creator>
              <dc:date>2005-10-31T20:51:00</dc:date>
            </office:change-info>
            <text:p text:style-name="Standard">finomított</text:p>
          </text:deletion>
        </text:changed-region>
        <text:changed-region text:id="ct195661672">
          <text:deletion>
            <office:change-info>
              <dc:creator>ismeretlen</dc:creator>
              <dc:date>2005-11-01T10:50:00</dc:date>
            </office:change-info>
            <text:p text:style-name="Standard">javított</text:p>
          </text:deletion>
        </text:changed-region>
        <text:changed-region text:id="ct195661272">
          <text:insertion>
            <office:change-info>
              <dc:creator>ismeretlen</dc:creator>
              <dc:date>2005-11-01T10:50:00</dc:date>
            </office:change-info>
          </text:insertion>
        </text:changed-region>
        <text:changed-region text:id="ct195660872">
          <text:insertion>
            <office:change-info>
              <dc:creator>Kálmán Szalai</dc:creator>
              <dc:date>2005-12-18T16:10:00</dc:date>
            </office:change-info>
          </text:insertion>
        </text:changed-region>
        <text:changed-region text:id="ct196162416">
          <text:insertion>
            <office:change-info>
              <dc:creator>Kálmán Szalai</dc:creator>
              <dc:date>2006-03-04T19:52:00</dc:date>
            </office:change-info>
          </text:insertion>
        </text:changed-region>
        <text:changed-region text:id="ct196162616">
          <text:deletion>
            <office:change-info>
              <dc:creator>unknown</dc:creator>
              <dc:date>2005-10-31T21:06:00</dc:date>
            </office:change-info>
            <text:h text:style-name="P1" text:outline-level="2">...</text:h>
          </text:deletion>
        </text:changed-region>
        <text:changed-region text:id="ct196162816">
          <text:insertion>
            <office:change-info>
              <dc:creator>unknown</dc:creator>
              <dc:date>2005-10-31T21:06:00</dc:date>
            </office:change-info>
          </text:insertion>
        </text:changed-region>
        <text:changed-region text:id="ct196101424">
          <text:insertion>
            <office:change-info>
              <dc:creator>Kálmán Szalai</dc:creator>
              <dc:date>2005-12-18T16:11:00</dc:date>
            </office:change-info>
          </text:insertion>
        </text:changed-region>
        <text:changed-region text:id="ct196101224">
          <text:insertion>
            <office:change-info>
              <dc:creator>Kálmán Szalai</dc:creator>
              <dc:date>2006-03-04T19:52:00</dc:date>
            </office:change-info>
          </text:insertion>
        </text:changed-region>
        <text:changed-region text:id="ct196101024">
          <text:deletion>
            <office:change-info>
              <dc:creator>unknown</dc:creator>
              <dc:date>2005-10-31T20:52:00</dc:date>
            </office:change-info>
            <text:p text:style-name="Standard">nagytudású</text:p>
          </text:deletion>
        </text:changed-region>
        <text:changed-region text:id="ct196100824">
          <text:insertion>
            <office:change-info>
              <dc:creator>unknown</dc:creator>
              <dc:date>2005-10-31T20:52:00</dc:date>
            </office:change-info>
          </text:insertion>
        </text:changed-region>
        <text:changed-region text:id="ct196100624">
          <text:deletion>
            <office:change-info>
              <dc:creator>unknown</dc:creator>
              <dc:date>2005-10-31T20:52:00</dc:date>
            </office:change-info>
            <text:p text:style-name="Standard"><text:s/>elmondható róla, hogy </text:p>
          </text:deletion>
        </text:changed-region>
        <text:changed-region text:id="ct196100424">
          <text:insertion>
            <office:change-info>
              <dc:creator>unknown</dc:creator>
              <dc:date>2005-10-31T20:52:00</dc:date>
            </office:change-info>
          </text:insertion>
        </text:changed-region>
        <text:changed-region text:id="ct196100224">
          <text:deletion>
            <office:change-info>
              <dc:creator>unknown</dc:creator>
              <dc:date>2005-10-31T20:52:00</dc:date>
            </office:change-info>
            <text:p text:style-name="Standard">fel</text:p>
          </text:deletion>
        </text:changed-region>
        <text:changed-region text:id="ct196163416">
          <text:insertion>
            <office:change-info>
              <dc:creator>Kálmán Szalai</dc:creator>
              <dc:date>2005-12-18T16:36:00</dc:date>
            </office:change-info>
          </text:insertion>
        </text:changed-region>
        <text:changed-region text:id="ct196163216">
          <text:insertion>
            <office:change-info>
              <dc:creator>Kálmán Szalai</dc:creator>
              <dc:date>2005-12-18T16:37:00</dc:date>
            </office:change-info>
          </text:insertion>
        </text:changed-region>
        <text:changed-region text:id="ct196163768">
          <text:insertion>
            <office:change-info>
              <dc:creator>Kálmán Szalai</dc:creator>
              <dc:date>2006-03-04T19:53:00</dc:date>
            </office:change-info>
          </text:insertion>
        </text:changed-region>
        <text:changed-region text:id="ct196164040">
          <text:insertion>
            <office:change-info>
              <dc:creator>Kálmán Szalai</dc:creator>
              <dc:date>2006-03-04T20:04:00</dc:date>
            </office:change-info>
          </text:insertion>
        </text:changed-region>
        <text:changed-region text:id="ct196164240">
          <text:insertion>
            <office:change-info>
              <dc:creator>Kálmán Szalai</dc:creator>
              <dc:date>2006-03-04T20:07:00</dc:date>
            </office:change-info>
          </text:insertion>
        </text:changed-region>
        <text:changed-region text:id="ct196164440">
          <text:insertion>
            <office:change-info>
              <dc:creator>Kálmán Szalai</dc:creator>
              <dc:date>2006-03-04T20:08:00</dc:date>
            </office:change-info>
          </text:insertion>
        </text:changed-region>
        <text:changed-region text:id="ct196164640">
          <text:insertion>
            <office:change-info>
              <dc:creator>Kálmán Szalai</dc:creator>
              <dc:date>2006-03-04T20:10:00</dc:date>
            </office:change-info>
          </text:insertion>
        </text:changed-region>
        <text:changed-region text:id="ct196164840">
          <text:insertion>
            <office:change-info>
              <dc:creator>Kálmán Szalai</dc:creator>
              <dc:date>2006-03-04T20:11:00</dc:date>
            </office:change-info>
          </text:insertion>
        </text:changed-region>
        <text:changed-region text:id="ct196165040">
          <text:insertion>
            <office:change-info>
              <dc:creator>Kálmán Szalai</dc:creator>
              <dc:date>2006-03-04T20:30:00</dc:date>
            </office:change-info>
          </text:insertion>
        </text:changed-region>
        <text:changed-region text:id="ct196100120">
          <text:insertion>
            <office:change-info>
              <dc:creator>Kálmán Szalai</dc:creator>
              <dc:date>2006-03-04T20:12:00</dc:date>
            </office:change-info>
          </text:insertion>
        </text:changed-region>
        <text:changed-region text:id="ct195575648">
          <text:insertion>
            <office:change-info>
              <dc:creator>Kálmán Szalai</dc:creator>
              <dc:date>2006-03-04T20:17:00</dc:date>
            </office:change-info>
          </text:insertion>
        </text:changed-region>
        <text:changed-region text:id="ct198760096">
          <text:insertion>
            <office:change-info>
              <dc:creator>Kálmán Szalai</dc:creator>
              <dc:date>2006-03-04T20:18:00</dc:date>
            </office:change-info>
          </text:insertion>
        </text:changed-region>
        <text:changed-region text:id="ct198760296">
          <text:insertion>
            <office:change-info>
              <dc:creator>Kálmán Szalai</dc:creator>
              <dc:date>2006-03-04T20:19:00</dc:date>
            </office:change-info>
          </text:insertion>
        </text:changed-region>
        <text:changed-region text:id="ct198760496">
          <text:insertion>
            <office:change-info>
              <dc:creator>Kálmán Szalai</dc:creator>
              <dc:date>2006-03-04T20:20:00</dc:date>
            </office:change-info>
          </text:insertion>
        </text:changed-region>
        <text:changed-region text:id="ct198760696">
          <text:insertion>
            <office:change-info>
              <dc:creator>Kálmán Szalai</dc:creator>
              <dc:date>2006-03-04T20:31:00</dc:date>
            </office:change-info>
          </text:insertion>
        </text:changed-region>
        <text:changed-region text:id="ct198760896">
          <text:insertion>
            <office:change-info>
              <dc:creator>Kálmán Szalai</dc:creator>
              <dc:date>2006-03-04T20:30:00</dc:date>
            </office:change-info>
          </text:insertion>
        </text:changed-region>
        <text:changed-region text:id="ct198761096">
          <text:insertion>
            <office:change-info>
              <dc:creator>Kálmán Szalai</dc:creator>
              <dc:date>2006-03-04T20:31:00</dc:date>
            </office:change-info>
          </text:insertion>
        </text:changed-region>
        <text:changed-region text:id="ct198761296">
          <text:insertion>
            <office:change-info>
              <dc:creator>Kálmán Szalai</dc:creator>
              <dc:date>2006-03-04T20:55:00</dc:date>
            </office:change-info>
          </text:insertion>
        </text:changed-region>
        <text:changed-region text:id="ct198761496">
          <text:insertion>
            <office:change-info>
              <dc:creator>Kálmán Szalai</dc:creator>
              <dc:date>2006-03-04T20:40:00</dc:date>
            </office:change-info>
          </text:insertion>
        </text:changed-region>
        <text:changed-region text:id="ct198761696">
          <text:insertion>
            <office:change-info>
              <dc:creator>Kálmán Szalai</dc:creator>
              <dc:date>2006-03-04T20:41:00</dc:date>
            </office:change-info>
          </text:insertion>
        </text:changed-region>
        <text:changed-region text:id="ct93297240">
          <text:insertion>
            <office:change-info>
              <dc:creator>Kálmán Szalai</dc:creator>
              <dc:date>2005-12-18T16:10:00</dc:date>
            </office:change-info>
          </text:insertion>
        </text:changed-region>
        <text:changed-region text:id="ct93297040">
          <text:insertion>
            <office:change-info>
              <dc:creator>Kálmán Szalai</dc:creator>
              <dc:date>2005-12-18T16:14:00</dc:date>
            </office:change-info>
          </text:insertion>
        </text:changed-region>
        <text:changed-region text:id="ct93296840">
          <text:insertion>
            <office:change-info>
              <dc:creator>Kálmán Szalai</dc:creator>
              <dc:date>2005-12-18T16:13:00</dc:date>
            </office:change-info>
          </text:insertion>
        </text:changed-region>
        <text:changed-region text:id="ct96646160">
          <text:insertion>
            <office:change-info>
              <dc:creator>Kálmán Szalai</dc:creator>
              <dc:date>2005-12-18T16:26:00</dc:date>
            </office:change-info>
          </text:insertion>
        </text:changed-region>
        <text:changed-region text:id="ct96645960">
          <text:insertion>
            <office:change-info>
              <dc:creator>Kálmán Szalai</dc:creator>
              <dc:date>2005-12-18T16:13:00</dc:date>
            </office:change-info>
          </text:insertion>
        </text:changed-region>
        <text:changed-region text:id="ct96645760">
          <text:deletion>
            <office:change-info>
              <dc:creator>Kálmán Szalai</dc:creator>
              <dc:date>2005-12-18T16:36:00</dc:date>
            </office:change-info>
            <text:h text:style-name="Heading_20_3" text:outline-level="3"/>
            <text:h text:style-name="Heading_20_2" text:outline-level="2"/>
          </text:deletion>
        </text:changed-region>
        <text:changed-region text:id="ct93297640">
          <text:deletion>
            <office:change-info>
              <dc:creator>unknown</dc:creator>
              <dc:date>2005-10-31T20:53:00</dc:date>
            </office:change-info>
            <text:p text:style-name="Alapértelmezett_20_-_20_behúzással">,</text:p>
          </text:deletion>
        </text:changed-region>
        <text:changed-region text:id="ct195760720">
          <text:deletion>
            <office:change-info>
              <dc:creator>unknown</dc:creator>
              <dc:date>2005-10-31T20:54:00</dc:date>
            </office:change-info>
            <text:p text:style-name="Standard"><text:s/></text:p>
          </text:deletion>
        </text:changed-region>
        <text:changed-region text:id="ct199402424">
          <text:insertion>
            <office:change-info>
              <dc:creator>unknown</dc:creator>
              <dc:date>2005-10-31T20:54:00</dc:date>
            </office:change-info>
          </text:insertion>
        </text:changed-region>
        <text:changed-region text:id="ct195564808">
          <text:deletion>
            <office:change-info>
              <dc:creator>unknown</dc:creator>
              <dc:date>2005-10-31T20:55:00</dc:date>
            </office:change-info>
            <text:p text:style-name="Alapértelmezett_20_-_20_behúzással">adatbáziskezelő</text:p>
          </text:deletion>
        </text:changed-region>
        <text:changed-region text:id="ct195562792">
          <text:insertion>
            <office:change-info>
              <dc:creator>unknown</dc:creator>
              <dc:date>2005-10-31T20:55:00</dc:date>
            </office:change-info>
          </text:insertion>
        </text:changed-region>
        <text:changed-region text:id="ct129398272">
          <text:deletion>
            <office:change-info>
              <dc:creator>unknown</dc:creator>
              <dc:date>2005-10-31T21:04:00</dc:date>
            </office:change-info>
            <text:p text:style-name="Alapértelmezett_20_-_20_behúzással">ilyen</text:p>
          </text:deletion>
        </text:changed-region>
        <text:changed-region text:id="ct195563800">
          <text:insertion>
            <office:change-info>
              <dc:creator>unknown</dc:creator>
              <dc:date>2005-10-31T21:04:00</dc:date>
            </office:change-info>
          </text:insertion>
        </text:changed-region>
        <text:changed-region text:id="ct195562168">
          <text:deletion>
            <office:change-info>
              <dc:creator>unknown</dc:creator>
              <dc:date>2005-10-31T20:57:00</dc:date>
            </office:change-info>
            <text:p text:style-name="Alapértelmezett_20_-_20_behúzással">...</text:p>
          </text:deletion>
        </text:changed-region>
        <text:changed-region text:id="ct195563464">
          <text:insertion>
            <office:change-info>
              <dc:creator>unknown</dc:creator>
              <dc:date>2005-10-31T20:58:00</dc:date>
            </office:change-info>
          </text:insertion>
        </text:changed-region>
        <text:changed-region text:id="ct196150328">
          <text:insertion>
            <office:change-info>
              <dc:creator>unknown</dc:creator>
              <dc:date>2005-10-31T21:04:00</dc:date>
            </office:change-info>
          </text:insertion>
        </text:changed-region>
        <text:changed-region text:id="ct94800984">
          <text:deletion>
            <office:change-info>
              <dc:creator>unknown</dc:creator>
              <dc:date>2005-10-31T21:04:00</dc:date>
            </office:change-info>
            <text:p text:style-name="Alapértelmezett_20_-_20_behúzással">lehetséges új </text:p>
          </text:deletion>
        </text:changed-region>
        <text:changed-region text:id="ct129362280">
          <text:deletion>
            <office:change-info>
              <dc:creator>unknown</dc:creator>
              <dc:date>2005-10-31T21:04:00</dc:date>
            </office:change-info>
            <text:p text:style-name="Alapértelmezett_20_-_20_behúzással">zis készítése</text:p>
          </text:deletion>
        </text:changed-region>
        <text:changed-region text:id="ct196378680">
          <text:insertion>
            <office:change-info>
              <dc:creator>unknown</dc:creator>
              <dc:date>2005-10-31T21:04:00</dc:date>
            </office:change-info>
          </text:insertion>
        </text:changed-region>
        <text:changed-region text:id="ct129313920">
          <text:insertion>
            <office:change-info>
              <dc:creator>unknown</dc:creator>
              <dc:date>2005-10-31T20:58:00</dc:date>
            </office:change-info>
          </text:insertion>
        </text:changed-region>
        <text:changed-region text:id="ct196054144">
          <text:deletion>
            <office:change-info>
              <dc:creator>unknown</dc:creator>
              <dc:date>2005-10-31T20:58:00</dc:date>
            </office:change-info>
            <text:p text:style-name="Alapértelmezett_20_-_20_behúzással">K</text:p>
          </text:deletion>
        </text:changed-region>
        <text:changed-region text:id="ct198780832">
          <text:insertion>
            <office:change-info>
              <dc:creator>unknown</dc:creator>
              <dc:date>2005-10-31T20:58:00</dc:date>
            </office:change-info>
          </text:insertion>
        </text:changed-region>
        <text:changed-region text:id="ct199743040">
          <text:deletion>
            <office:change-info>
              <dc:creator>unknown</dc:creator>
              <dc:date>2005-10-31T20:58:00</dc:date>
            </office:change-info>
            <text:p text:style-name="Alapértelmezett_20_-_20_behúzással">nak</text:p>
          </text:deletion>
        </text:changed-region>
        <text:changed-region text:id="ct196130128">
          <text:insertion>
            <office:change-info>
              <dc:creator>unknown</dc:creator>
              <dc:date>2005-10-31T20:58:00</dc:date>
            </office:change-info>
          </text:insertion>
        </text:changed-region>
        <text:changed-region text:id="ct196265216">
          <text:deletion>
            <office:change-info>
              <dc:creator>unknown</dc:creator>
              <dc:date>2005-10-31T20:58:00</dc:date>
            </office:change-info>
            <text:p text:style-name="Alapértelmezett_20_-_20_behúzással">OpenOffice.org </text:p>
          </text:deletion>
        </text:changed-region>
        <text:changed-region text:id="ct128624664">
          <text:deletion>
            <office:change-info>
              <dc:creator>unknown</dc:creator>
              <dc:date>2005-10-31T20:58:00</dc:date>
            </office:change-info>
            <text:p text:style-name="Alapértelmezett_20_-_20_behúzással"><text:s/>siet segítségére</text:p>
          </text:deletion>
        </text:changed-region>
        <text:changed-region text:id="ct197175944">
          <text:deletion>
            <office:change-info>
              <dc:creator>unknown</dc:creator>
              <dc:date>2005-10-31T20:59:00</dc:date>
            </office:change-info>
            <text:p text:style-name="Alapértelmezett_20_-_20_behúzással"><text:s/></text:p>
          </text:deletion>
        </text:changed-region>
        <text:changed-region text:id="ct195828064">
          <text:insertion>
            <office:change-info>
              <dc:creator>unknown</dc:creator>
              <dc:date>2005-10-31T20:59:00</dc:date>
            </office:change-info>
          </text:insertion>
        </text:changed-region>
        <text:changed-region text:id="ct196116760">
          <text:deletion>
            <office:change-info>
              <dc:creator>unknown</dc:creator>
              <dc:date>2005-10-31T21:05:00</dc:date>
            </office:change-info>
            <text:p text:style-name="Alapértelmezett_20_-_20_behúzással">...</text:p>
          </text:deletion>
        </text:changed-region>
        <text:changed-region text:id="ct93345976">
          <text:insertion>
            <office:change-info>
              <dc:creator>unknown</dc:creator>
              <dc:date>2005-10-31T21:05:00</dc:date>
            </office:change-info>
          </text:insertion>
        </text:changed-region>
        <text:changed-region text:id="ct199514400">
          <text:deletion>
            <office:change-info>
              <dc:creator>unknown</dc:creator>
              <dc:date>2005-10-31T21:05:00</dc:date>
            </office:change-info>
            <text:p text:style-name="Alapértelmezett_20_-_20_behúzással">...</text:p>
          </text:deletion>
        </text:changed-region>
        <text:changed-region text:id="ct199515304">
          <text:insertion>
            <office:change-info>
              <dc:creator>unknown</dc:creator>
              <dc:date>2005-10-31T21:05:00</dc:date>
            </office:change-info>
          </text:insertion>
        </text:changed-region>
        <text:changed-region text:id="ct199644152">
          <text:deletion>
            <office:change-info>
              <dc:creator>unknown</dc:creator>
              <dc:date>2005-10-31T21:07:00</dc:date>
            </office:change-info>
            <text:p text:style-name="Alapértelmezett_20_-_20_behúzással">a</text:p>
          </text:deletion>
        </text:changed-region>
        <text:changed-region text:id="ct199697232">
          <text:insertion>
            <office:change-info>
              <dc:creator>unknown</dc:creator>
              <dc:date>2005-10-31T21:07:00</dc:date>
            </office:change-info>
          </text:insertion>
        </text:changed-region>
        <text:changed-region text:id="ct198102552">
          <text:deletion>
            <office:change-info>
              <dc:creator>unknown</dc:creator>
              <dc:date>2005-10-31T21:07:00</dc:date>
            </office:change-info>
            <text:p text:style-name="Alapértelmezett_20_-_20_behúzással">000</text:p>
          </text:deletion>
        </text:changed-region>
        <text:changed-region text:id="ct198102656">
          <text:insertion>
            <office:change-info>
              <dc:creator>unknown</dc:creator>
              <dc:date>2005-10-31T21:07:00</dc:date>
            </office:change-info>
          </text:insertion>
        </text:changed-region>
        <text:changed-region text:id="ct198094520">
          <text:deletion>
            <office:change-info>
              <dc:creator>unknown</dc:creator>
              <dc:date>2005-10-31T21:07:00</dc:date>
            </office:change-info>
            <text:p text:style-name="Alapértelmezett_20_-_20_behúzással"><text:s/>felemelték a limitet, mely</text:p>
          </text:deletion>
        </text:changed-region>
        <text:changed-region text:id="ct198094624">
          <text:insertion>
            <office:change-info>
              <dc:creator>unknown</dc:creator>
              <dc:date>2005-10-31T21:07:00</dc:date>
            </office:change-info>
          </text:insertion>
        </text:changed-region>
        <text:changed-region text:id="ct198094728">
          <text:insertion>
            <office:change-info>
              <dc:creator>unknown</dc:creator>
              <dc:date>2005-10-31T21:08:00</dc:date>
            </office:change-info>
          </text:insertion>
        </text:changed-region>
        <text:changed-region text:id="ct197671944">
          <text:deletion>
            <office:change-info>
              <dc:creator>unknown</dc:creator>
              <dc:date>2005-10-31T21:06:00</dc:date>
            </office:change-info>
            <text:p text:style-name="Alapértelmezett_20_-_20_behúzással">...</text:p>
          </text:deletion>
        </text:changed-region>
        <text:changed-region text:id="ct197671840">
          <text:deletion>
            <office:change-info>
              <dc:creator>unknown</dc:creator>
              <dc:date>2005-10-31T21:08:00</dc:date>
            </office:change-info>
            <text:p text:style-name="Alapértelmezett_20_-_20_behúzással">, stb</text:p>
          </text:deletion>
        </text:changed-region>
        <text:changed-region text:id="ct197672048">
          <text:insertion>
            <office:change-info>
              <dc:creator>unknown</dc:creator>
              <dc:date>2005-10-31T21:08:00</dc:date>
            </office:change-info>
          </text:insertion>
        </text:changed-region>
        <text:changed-region text:id="ct196264568">
          <text:deletion>
            <office:change-info>
              <dc:creator>unknown</dc:creator>
              <dc:date>2005-10-31T21:09:00</dc:date>
            </office:change-info>
            <text:p text:style-name="Alapértelmezett_20_-_20_behúzással"><text:s/>együtt</text:p>
          </text:deletion>
        </text:changed-region>
        <text:changed-region text:id="ct196264672">
          <text:insertion>
            <office:change-info>
              <dc:creator>unknown</dc:creator>
              <dc:date>2005-10-31T21:09:00</dc:date>
            </office:change-info>
          </text:insertion>
        </text:changed-region>
        <text:changed-region text:id="ct196264776">
          <text:deletion>
            <office:change-info>
              <dc:creator>unknown</dc:creator>
              <dc:date>2005-10-31T21:09:00</dc:date>
            </office:change-info>
            <text:p text:style-name="Alapértelmezett_20_-_20_behúzással">hatékony</text:p>
          </text:deletion>
        </text:changed-region>
        <text:changed-region text:id="ct129326440">
          <text:insertion>
            <office:change-info>
              <dc:creator>unknown</dc:creator>
              <dc:date>2005-10-31T21:10:00</dc:date>
            </office:change-info>
          </text:insertion>
        </text:changed-region>
        <text:changed-region text:id="ct129326544">
          <text:deletion>
            <office:change-info>
              <dc:creator>unknown</dc:creator>
              <dc:date>2005-10-31T21:10:00</dc:date>
            </office:change-info>
            <text:p text:style-name="Alapértelmezett_20_-_20_behúzással">eszköz</text:p>
          </text:deletion>
        </text:changed-region>
        <text:changed-region text:id="ct129326648">
          <text:insertion>
            <office:change-info>
              <dc:creator>unknown</dc:creator>
              <dc:date>2005-10-31T21:10:00</dc:date>
            </office:change-info>
          </text:insertion>
        </text:changed-region>
        <text:changed-region text:id="ct196544496">
          <text:deletion>
            <office:change-info>
              <dc:creator>unknown</dc:creator>
              <dc:date>2005-10-31T21:09:00</dc:date>
            </office:change-info>
            <text:p text:style-name="Alapértelmezett_20_-_20_behúzással">ok </text:p>
          </text:deletion>
        </text:changed-region>
        <text:changed-region text:id="ct196544600">
          <text:deletion>
            <office:change-info>
              <dc:creator>unknown</dc:creator>
              <dc:date>2005-10-31T21:09:00</dc:date>
            </office:change-info>
            <text:p text:style-name="Alapértelmezett_20_-_20_behúzással">é</text:p>
          </text:deletion>
        </text:changed-region>
        <text:changed-region text:id="ct196544704">
          <text:insertion>
            <office:change-info>
              <dc:creator>unknown</dc:creator>
              <dc:date>2005-10-31T21:09:00</dc:date>
            </office:change-info>
          </text:insertion>
        </text:changed-region>
        <text:changed-region text:id="ct196091752">
          <text:deletion>
            <office:change-info>
              <dc:creator>unknown</dc:creator>
              <dc:date>2005-10-31T21:09:00</dc:date>
            </office:change-info>
            <text:p text:style-name="Alapértelmezett_20_-_20_behúzással">ben</text:p>
          </text:deletion>
        </text:changed-region>
        <text:changed-region text:id="ct196091856">
          <text:insertion>
            <office:change-info>
              <dc:creator>unknown</dc:creator>
              <dc:date>2005-10-31T21:09:00</dc:date>
            </office:change-info>
          </text:insertion>
        </text:changed-region>
        <text:changed-region text:id="ct129131448">
          <text:deletion>
            <office:change-info>
              <dc:creator>unknown</dc:creator>
              <dc:date>2005-10-31T21:11:00</dc:date>
            </office:change-info>
            <text:p text:style-name="Alapértelmezett_20_-_20_behúzással"><text:tab/></text:p>
          </text:deletion>
        </text:changed-region>
        <text:changed-region text:id="ct129131552">
          <text:insertion>
            <office:change-info>
              <dc:creator>unknown</dc:creator>
              <dc:date>2005-10-31T21:12:00</dc:date>
            </office:change-info>
          </text:insertion>
        </text:changed-region>
        <text:changed-region text:id="ct199701192">
          <text:insertion>
            <office:change-info>
              <dc:creator>ismeretlen</dc:creator>
              <dc:date>2005-11-01T10:53:00</dc:date>
            </office:change-info>
          </text:insertion>
        </text:changed-region>
        <text:changed-region text:id="ct199701296">
          <text:insertion>
            <office:change-info>
              <dc:creator>Kálmán Szalai</dc:creator>
              <dc:date>2005-12-18T16:37:00</dc:date>
            </office:change-info>
          </text:insertion>
        </text:changed-region>
        <text:changed-region text:id="ct196031968">
          <text:deletion>
            <office:change-info>
              <dc:creator>ismeretlen</dc:creator>
              <dc:date>2005-11-01T10:53:00</dc:date>
            </office:change-info>
            <text:h text:style-name="Heading_20_2" text:outline-level="2">FSF.hu változat</text:h>
          </text:deletion>
        </text:changed-region>
        <text:changed-region text:id="ct196032072">
          <text:insertion>
            <office:change-info>
              <dc:creator>ismeretlen</dc:creator>
              <dc:date>2005-11-01T10:53:00</dc:date>
            </office:change-info>
          </text:insertion>
        </text:changed-region>
        <text:changed-region text:id="ct94579616">
          <text:deletion>
            <office:change-info>
              <dc:creator>unknown</dc:creator>
              <dc:date>2005-10-31T21:13:00</dc:date>
            </office:change-info>
            <text:p text:style-name="Standard">, tovább</text:p>
          </text:deletion>
        </text:changed-region>
        <text:changed-region text:id="ct94579480">
          <text:insertion>
            <office:change-info>
              <dc:creator>unknown</dc:creator>
              <dc:date>2005-10-31T21:13:00</dc:date>
            </office:change-info>
          </text:insertion>
        </text:changed-region>
        <text:changed-region text:id="ct199744968">
          <text:insertion>
            <office:change-info>
              <dc:creator>unknown</dc:creator>
              <dc:date>2005-10-31T20:48:00</dc:date>
            </office:change-info>
          </text:insertion>
        </text:changed-region>
        <text:changed-region text:id="ct199745072">
          <text:deletion>
            <office:change-info>
              <dc:creator>unknown</dc:creator>
              <dc:date>2005-10-31T20:49:00</dc:date>
            </office:change-info>
            <text:p text:style-name="Standard">Tökéletesebb</text:p>
          </text:deletion>
        </text:changed-region>
        <text:changed-region text:id="ct196445288">
          <text:insertion>
            <office:change-info>
              <dc:creator>unknown</dc:creator>
              <dc:date>2005-10-31T20:49:00</dc:date>
            </office:change-info>
          </text:insertion>
        </text:changed-region>
        <text:changed-region text:id="ct196445392">
          <text:deletion>
            <office:change-info>
              <dc:creator>unknown</dc:creator>
              <dc:date>2005-10-31T20:49:00</dc:date>
            </office:change-info>
            <text:p text:style-name="Standard"><text:s/></text:p>
          </text:deletion>
        </text:changed-region>
        <text:changed-region text:id="ct196445680">
          <text:deletion>
            <office:change-info>
              <dc:creator>unknown</dc:creator>
              <dc:date>2005-10-31T20:49:00</dc:date>
            </office:change-info>
            <text:p text:style-name="Alapértelmezett_20_-_20_behúzással"><text:s/></text:p>
          </text:deletion>
        </text:changed-region>
        <text:changed-region text:id="ct199645280">
          <text:insertion>
            <office:change-info>
              <dc:creator>unknown</dc:creator>
              <dc:date>2005-10-31T20:49:00</dc:date>
            </office:change-info>
          </text:insertion>
        </text:changed-region>
        <text:changed-region text:id="ct199645568">
          <text:deletion>
            <office:change-info>
              <dc:creator>unknown</dc:creator>
              <dc:date>2005-10-31T21:39:00</dc:date>
            </office:change-info>
            <text:p text:style-name="Alapértelmezett_20_-_20_behúzással">Németh László által fejlesztett </text:p>
          </text:deletion>
        </text:changed-region>
        <text:changed-region text:id="ct199645424">
          <text:deletion>
            <office:change-info>
              <dc:creator>unknown</dc:creator>
              <dc:date>2005-10-31T21:40:00</dc:date>
            </office:change-info>
            <text:p text:style-name="Alapértelmezett_20_-_20_behúzással">tartalmazza a </text:p>
          </text:deletion>
        </text:changed-region>
        <text:changed-region text:id="ct195642416">
          <text:insertion>
            <office:change-info>
              <dc:creator>unknown</dc:creator>
              <dc:date>2005-10-31T21:41:00</dc:date>
            </office:change-info>
          </text:insertion>
        </text:changed-region>
        <text:changed-region text:id="ct195642664">
          <text:deletion>
            <office:change-info>
              <dc:creator>unknown</dc:creator>
              <dc:date>2005-10-31T21:39:00</dc:date>
            </office:change-info>
            <text:p text:style-name="Alapértelmezett_20_-_20_behúzással">t</text:p>
          </text:deletion>
        </text:changed-region>
        <text:changed-region text:id="ct195642520">
          <text:deletion>
            <office:change-info>
              <dc:creator>unknown</dc:creator>
              <dc:date>2005-10-31T20:49:00</dc:date>
            </office:change-info>
            <text:p text:style-name="Alapértelmezett_20_-_20_behúzással">-</text:p>
          </text:deletion>
        </text:changed-region>
        <text:changed-region text:id="ct195642808">
          <text:insertion>
            <office:change-info>
              <dc:creator>unknown</dc:creator>
              <dc:date>2005-10-31T21:39:00</dc:date>
            </office:change-info>
          </text:insertion>
        </text:changed-region>
        <text:changed-region text:id="ct197860912">
          <text:insertion>
            <office:change-info>
              <dc:creator>unknown</dc:creator>
              <dc:date>2005-10-31T21:42:00</dc:date>
            </office:change-info>
          </text:insertion>
        </text:changed-region>
        <text:changed-region text:id="ct197861056">
          <text:insertion>
            <office:change-info>
              <dc:creator>unknown</dc:creator>
              <dc:date>2005-10-31T21:41:00</dc:date>
            </office:change-info>
          </text:insertion>
        </text:changed-region>
        <text:changed-region text:id="ct197861200">
          <text:deletion>
            <office:change-info>
              <dc:creator>unknown</dc:creator>
              <dc:date>2005-10-31T20:50:00</dc:date>
            </office:change-info>
            <text:p text:style-name="Alapértelmezett_20_-_20_behúzással"><text:s/>Egy másik kiegészítés eredményeképpen a program képes számokat tartalmazó szavak kezelésére is.</text:p>
          </text:deletion>
        </text:changed-region>
        <text:changed-region text:id="ct128638480">
          <text:deletion>
            <office:change-info>
              <dc:creator>unknown</dc:creator>
              <dc:date>2005-10-31T20:50:00</dc:date>
            </office:change-info>
            <text:p text:style-name="Alapértelmezett_20_-_20_behúzással">"</text:p>
          </text:deletion>
        </text:changed-region>
        <text:changed-region text:id="ct128638624">
          <text:insertion>
            <office:change-info>
              <dc:creator>unknown</dc:creator>
              <dc:date>2005-10-31T20:50:00</dc:date>
            </office:change-info>
          </text:insertion>
        </text:changed-region>
        <text:changed-region text:id="ct194679360">
          <text:deletion>
            <office:change-info>
              <dc:creator>unknown</dc:creator>
              <dc:date>2005-10-31T20:50:00</dc:date>
            </office:change-info>
            <text:p text:style-name="Alapértelmezett_20_-_20_behúzással">"</text:p>
          </text:deletion>
        </text:changed-region>
        <text:changed-region text:id="ct194679504">
          <text:insertion>
            <office:change-info>
              <dc:creator>unknown</dc:creator>
              <dc:date>2005-10-31T20:50:00</dc:date>
            </office:change-info>
          </text:insertion>
        </text:changed-region>
        <text:changed-region text:id="ct194679648">
          <text:deletion>
            <office:change-info>
              <dc:creator>unknown</dc:creator>
              <dc:date>2005-10-31T20:50:00</dc:date>
            </office:change-info>
            <text:p text:style-name="Alapértelmezett_20_-_20_behúzással">"</text:p>
          </text:deletion>
        </text:changed-region>
        <text:changed-region text:id="ct194679792">
          <text:insertion>
            <office:change-info>
              <dc:creator>unknown</dc:creator>
              <dc:date>2005-10-31T20:50:00</dc:date>
            </office:change-info>
          </text:insertion>
        </text:changed-region>
        <text:changed-region text:id="ct195700544">
          <text:deletion>
            <office:change-info>
              <dc:creator>unknown</dc:creator>
              <dc:date>2005-10-31T20:50:00</dc:date>
            </office:change-info>
            <text:p text:style-name="Alapértelmezett_20_-_20_behúzással">"</text:p>
          </text:deletion>
        </text:changed-region>
        <text:changed-region text:id="ct195700688">
          <text:insertion>
            <office:change-info>
              <dc:creator>unknown</dc:creator>
              <dc:date>2005-10-31T20:50:00</dc:date>
            </office:change-info>
          </text:insertion>
        </text:changed-region>
        <text:changed-region text:id="ct129101568">
          <text:deletion>
            <office:change-info>
              <dc:creator>unknown</dc:creator>
              <dc:date>2005-10-31T20:50:00</dc:date>
            </office:change-info>
            <text:p text:style-name="Standard">Jobb</text:p>
          </text:deletion>
        </text:changed-region>
        <text:changed-region text:id="ct129101712">
          <text:insertion>
            <office:change-info>
              <dc:creator>unknown</dc:creator>
              <dc:date>2005-10-31T20:50:00</dc:date>
            </office:change-info>
          </text:insertion>
        </text:changed-region>
        <text:changed-region text:id="ct197399904">
          <text:insertion>
            <office:change-info>
              <dc:creator>unknown</dc:creator>
              <dc:date>2005-10-31T21:19:00</dc:date>
            </office:change-info>
          </text:insertion>
        </text:changed-region>
        <text:changed-region text:id="ct197400008">
          <text:deletion>
            <office:change-info>
              <dc:creator>unknown</dc:creator>
              <dc:date>2005-10-31T21:41:00</dc:date>
            </office:change-info>
            <text:p text:style-name="Alapértelmezett_20_-_20_behúzással">Nagy Bence folyamatosan fejleszti</text:p>
          </text:deletion>
        </text:changed-region>
        <text:changed-region text:id="ct197400152">
          <text:insertion>
            <office:change-info>
              <dc:creator>unknown</dc:creator>
              <dc:date>2005-10-31T21:42:00</dc:date>
            </office:change-info>
          </text:insertion>
        </text:changed-region>
        <text:changed-region text:id="ct197400296">
          <text:deletion>
            <office:change-info>
              <dc:creator>unknown</dc:creator>
              <dc:date>2005-10-31T20:50:00</dc:date>
            </office:change-info>
            <text:p text:style-name="Alapértelmezett_20_-_20_behúzással">t segítő</text:p>
          </text:deletion>
        </text:changed-region>
        <text:changed-region text:id="ct195657336">
          <text:insertion>
            <office:change-info>
              <dc:creator>unknown</dc:creator>
              <dc:date>2005-10-31T20:50:00</dc:date>
            </office:change-info>
          </text:insertion>
        </text:changed-region>
        <text:changed-region text:id="ct195657480">
          <text:insertion>
            <office:change-info>
              <dc:creator>unknown</dc:creator>
              <dc:date>2005-10-31T21:42:00</dc:date>
            </office:change-info>
          </text:insertion>
        </text:changed-region>
        <text:changed-region text:id="ct195657624">
          <text:deletion>
            <office:change-info>
              <dc:creator>unknown</dc:creator>
              <dc:date>2005-10-31T21:42:00</dc:date>
            </office:change-info>
            <text:p text:style-name="Alapértelmezett_20_-_20_behúzással">át, ebből a legújabb verzió került ebbe a változatba.</text:p>
          </text:deletion>
        </text:changed-region>
        <text:changed-region text:id="ct195657768">
          <text:insertion>
            <office:change-info>
              <dc:creator>unknown</dc:creator>
              <dc:date>2005-10-31T21:42:00</dc:date>
            </office:change-info>
          </text:insertion>
        </text:changed-region>
        <text:changed-region text:id="ct93109912">
          <text:insertion>
            <office:change-info>
              <dc:creator>unknown</dc:creator>
              <dc:date>2005-10-31T21:29:00</dc:date>
            </office:change-info>
          </text:insertion>
        </text:changed-region>
        <text:changed-region text:id="ct93110056">
          <text:deletion>
            <office:change-info>
              <dc:creator>unknown</dc:creator>
              <dc:date>2005-10-31T21:29:00</dc:date>
            </office:change-info>
            <text:p text:style-name="Standard">Tökéletesített magyar</text:p>
          </text:deletion>
        </text:changed-region>
        <text:changed-region text:id="ct93110200">
          <text:deletion>
            <office:change-info>
              <dc:creator>unknown</dc:creator>
              <dc:date>2005-10-31T20:51:00</dc:date>
            </office:change-info>
            <text:p text:style-name="Standard">html</text:p>
          </text:deletion>
        </text:changed-region>
        <text:changed-region text:id="ct195856376">
          <text:insertion>
            <office:change-info>
              <dc:creator>unknown</dc:creator>
              <dc:date>2005-10-31T20:51:00</dc:date>
            </office:change-info>
          </text:insertion>
        </text:changed-region>
        <text:changed-region text:id="ct195856480">
          <text:deletion>
            <office:change-info>
              <dc:creator>unknown</dc:creator>
              <dc:date>2005-10-31T20:51:00</dc:date>
            </office:change-info>
            <text:p text:style-name="Standard"><text:s/></text:p>
          </text:deletion>
        </text:changed-region>
        <text:changed-region text:id="ct195856584">
          <text:insertion>
            <office:change-info>
              <dc:creator>unknown</dc:creator>
              <dc:date>2005-10-31T20:51:00</dc:date>
            </office:change-info>
          </text:insertion>
        </text:changed-region>
        <text:changed-region text:id="ct94493936">
          <text:deletion>
            <office:change-info>
              <dc:creator>unknown</dc:creator>
              <dc:date>2005-10-31T21:28:00</dc:date>
            </office:change-info>
            <text:p text:style-name="Alapértelmezett_20_-_20_behúzással"><text:s/>megfelelően</text:p>
          </text:deletion>
        </text:changed-region>
        <text:changed-region text:id="ct94494040">
          <text:insertion>
            <office:change-info>
              <dc:creator>unknown</dc:creator>
              <dc:date>2005-10-31T21:28:00</dc:date>
            </office:change-info>
          </text:insertion>
        </text:changed-region>
        <text:changed-region text:id="ct198102904">
          <text:deletion>
            <office:change-info>
              <dc:creator>unknown</dc:creator>
              <dc:date>2005-10-31T21:27:00</dc:date>
            </office:change-info>
            <text:p text:style-name="Alapértelmezett_20_-_20_behúzással">html</text:p>
          </text:deletion>
        </text:changed-region>
        <text:changed-region text:id="ct198103008">
          <text:insertion>
            <office:change-info>
              <dc:creator>unknown</dc:creator>
              <dc:date>2005-10-31T21:27:00</dc:date>
            </office:change-info>
          </text:insertion>
        </text:changed-region>
        <text:changed-region text:id="ct198103112">
          <text:deletion>
            <office:change-info>
              <dc:creator>unknown</dc:creator>
              <dc:date>2005-10-31T21:27:00</dc:date>
            </office:change-info>
            <text:p text:style-name="Alapértelmezett_20_-_20_behúzással"><text:s/>régi módi</text:p>
          </text:deletion>
        </text:changed-region>
        <text:changed-region text:id="ct198103256">
          <text:insertion>
            <office:change-info>
              <dc:creator>unknown</dc:creator>
              <dc:date>2005-10-31T21:27:00</dc:date>
            </office:change-info>
          </text:insertion>
        </text:changed-region>
        <text:changed-region text:id="ct198103400">
          <text:deletion>
            <office:change-info>
              <dc:creator>unknown</dc:creator>
              <dc:date>2005-10-31T21:29:00</dc:date>
            </office:change-info>
            <text:p text:style-name="Alapértelmezett_20_-_20_behúzással"><text:s/></text:p>
          </text:deletion>
        </text:changed-region>
        <text:changed-region text:id="ct94697984">
          <text:insertion>
            <office:change-info>
              <dc:creator>unknown</dc:creator>
              <dc:date>2005-10-31T21:29:00</dc:date>
            </office:change-info>
          </text:insertion>
        </text:changed-region>
        <text:changed-region text:id="ct94698088">
          <text:insertion>
            <office:change-info>
              <dc:creator>unknown</dc:creator>
              <dc:date>2005-10-31T21:28:00</dc:date>
            </office:change-info>
          </text:insertion>
        </text:changed-region>
        <text:changed-region text:id="ct94698232">
          <text:deletion>
            <office:change-info>
              <dc:creator>unknown</dc:creator>
              <dc:date>2005-10-31T21:28:00</dc:date>
            </office:change-info>
            <text:p text:style-name="Alapértelmezett_20_-_20_behúzással">sztringjeinek </text:p>
          </text:deletion>
        </text:changed-region>
        <text:changed-region text:id="ct195646112">
          <text:deletion>
            <office:change-info>
              <dc:creator>unknown</dc:creator>
              <dc:date>2005-10-31T21:28:00</dc:date>
            </office:change-info>
            <text:p text:style-name="Alapértelmezett_20_-_20_behúzással"><text:s/>állományokból az "Árvíztűrő tükörfúrógép" sztring a hivatalos verzióban "Árvíztűrő tük&amp; ouml;rfúrógép"-nek látszik. </text:p>
          </text:deletion>
        </text:changed-region>
        <text:changed-region text:id="ct94698520">
          <text:deletion>
            <office:change-info>
              <dc:creator>unknown</dc:creator>
              <dc:date>2005-10-31T21:27:00</dc:date>
            </office:change-info>
            <text:p text:style-name="Alapértelmezett_20_-_20_behúzással">html</text:p>
          </text:deletion>
        </text:changed-region>
        <text:changed-region text:id="ct94698376">
          <text:deletion>
            <office:change-info>
              <dc:creator>unknown</dc:creator>
              <dc:date>2005-10-31T21:28:00</dc:date>
            </office:change-info>
            <text:p text:style-name="Alapértelmezett_20_-_20_behúzással">Az ezen a módon megírt </text:p>
          </text:deletion>
        </text:changed-region>
        <text:changed-region text:id="ct94317128">
          <text:deletion>
            <office:change-info>
              <dc:creator>unknown</dc:creator>
              <dc:date>2005-10-31T21:30:00</dc:date>
            </office:change-info>
            <text:p text:style-name="Alapértelmezett_20_-_20_behúzással">emdash-</text:p>
          </text:deletion>
        </text:changed-region>
        <text:changed-region text:id="ct195679912">
          <text:insertion>
            <office:change-info>
              <dc:creator>unknown</dc:creator>
              <dc:date>2005-10-31T21:30:00</dc:date>
            </office:change-info>
          </text:insertion>
        </text:changed-region>
        <text:changed-region text:id="ct195680056">
          <text:insertion>
            <office:change-info>
              <dc:creator>unknown</dc:creator>
              <dc:date>2005-10-31T21:30:00</dc:date>
            </office:change-info>
          </text:insertion>
        </text:changed-region>
        <text:changed-region text:id="ct195680200">
          <text:insertion>
            <office:change-info>
              <dc:creator>unknown</dc:creator>
              <dc:date>2005-10-31T21:30:00</dc:date>
            </office:change-info>
          </text:insertion>
        </text:changed-region>
        <text:changed-region text:id="ct195680344">
          <text:deletion>
            <office:change-info>
              <dc:creator>unknown</dc:creator>
              <dc:date>2005-10-31T21:31:00</dc:date>
            </office:change-info>
            <text:p text:style-name="Alapértelmezett_20_-_20_behúzással">megfelelő</text:p>
          </text:deletion>
        </text:changed-region>
        <text:changed-region text:id="ct195680488">
          <text:deletion>
            <office:change-info>
              <dc:creator>unknown</dc:creator>
              <dc:date>2005-10-31T21:30:00</dc:date>
            </office:change-info>
            <text:p text:style-name="Alapértelmezett_20_-_20_behúzással">endash-t</text:p>
          </text:deletion>
        </text:changed-region>
        <text:changed-region text:id="ct93216096">
          <text:insertion>
            <office:change-info>
              <dc:creator>unknown</dc:creator>
              <dc:date>2005-10-31T21:31:00</dc:date>
            </office:change-info>
          </text:insertion>
        </text:changed-region>
        <text:changed-region text:id="ct93216240">
          <text:insertion>
            <office:change-info>
              <dc:creator>unknown</dc:creator>
              <dc:date>2005-10-31T21:30:00</dc:date>
            </office:change-info>
          </text:insertion>
        </text:changed-region>
        <text:changed-region text:id="ct93216344">
          <text:insertion>
            <office:change-info>
              <dc:creator>unknown</dc:creator>
              <dc:date>2005-10-31T21:31:00</dc:date>
            </office:change-info>
          </text:insertion>
        </text:changed-region>
        <text:changed-region text:id="ct93216552">
          <text:deletion>
            <office:change-info>
              <dc:creator>unknown</dc:creator>
              <dc:date>2005-10-31T21:31:00</dc:date>
            </office:change-info>
            <text:p text:style-name="Alapértelmezett_20_-_20_behúzással">emdash-t </text:p>
          </text:deletion>
        </text:changed-region>
        <text:changed-region text:id="ct93216448">
          <text:deletion>
            <office:change-info>
              <dc:creator>unknown</dc:creator>
              <dc:date>2005-10-31T21:32:00</dc:date>
            </office:change-info>
            <text:p text:style-name="Alapértelmezett_20_-_20_behúzással"><text:s/></text:p>
          </text:deletion>
        </text:changed-region>
        <text:changed-region text:id="ct93216656">
          <text:insertion>
            <office:change-info>
              <dc:creator>unknown</dc:creator>
              <dc:date>2005-10-31T21:31:00</dc:date>
            </office:change-info>
          </text:insertion>
        </text:changed-region>
        <text:changed-region text:id="ct96092816">
          <text:deletion>
            <office:change-info>
              <dc:creator>ismeretlen</dc:creator>
              <dc:date>2005-11-01T10:49:00</dc:date>
            </office:change-info>
            <text:p text:style-name="Alapértelmezett_20_-_20_behúzással">Pavel Janík munkájának köszönhetően a</text:p>
          </text:deletion>
        </text:changed-region>
        <text:changed-region text:id="ct96092960">
          <text:insertion>
            <office:change-info>
              <dc:creator>ismeretlen</dc:creator>
              <dc:date>2005-11-01T10:49:00</dc:date>
            </office:change-info>
          </text:insertion>
        </text:changed-region>
        <text:changed-region text:id="ct94690864">
          <text:insertion>
            <office:change-info>
              <dc:creator>unknown</dc:creator>
              <dc:date>2005-10-31T21:36:00</dc:date>
            </office:change-info>
          </text:insertion>
        </text:changed-region>
        <text:changed-region text:id="ct94690968">
          <text:deletion>
            <office:change-info>
              <dc:creator>unknown</dc:creator>
              <dc:date>2005-10-31T21:37:00</dc:date>
            </office:change-info>
            <text:p text:style-name="Alapértelmezett_20_-_20_behúzással">kerning</text:p>
          </text:deletion>
        </text:changed-region>
        <text:changed-region text:id="ct94691072">
          <text:insertion>
            <office:change-info>
              <dc:creator>unknown</dc:creator>
              <dc:date>2005-10-31T21:37:00</dc:date>
            </office:change-info>
          </text:insertion>
        </text:changed-region>
        <text:changed-region text:id="ct94691176">
          <text:deletion>
            <office:change-info>
              <dc:creator>unknown</dc:creator>
              <dc:date>2005-10-31T21:37:00</dc:date>
            </office:change-info>
            <text:p text:style-name="Alapértelmezett_20_-_20_behúzással">tábláját </text:p>
          </text:deletion>
        </text:changed-region>
        <text:changed-region text:id="ct195948552">
          <text:deletion>
            <office:change-info>
              <dc:creator>unknown</dc:creator>
              <dc:date>2005-10-31T21:37:00</dc:date>
            </office:change-info>
            <text:p text:style-name="Alapértelmezett_20_-_20_behúzással">sztring</text:p>
          </text:deletion>
        </text:changed-region>
        <text:changed-region text:id="ct195948656">
          <text:insertion>
            <office:change-info>
              <dc:creator>unknown</dc:creator>
              <dc:date>2005-10-31T21:37:00</dc:date>
            </office:change-info>
          </text:insertion>
        </text:changed-region>
        <text:changed-region text:id="ct128766064">
          <text:deletion>
            <office:change-info>
              <dc:creator>unknown</dc:creator>
              <dc:date>2005-10-31T21:38:00</dc:date>
            </office:change-info>
            <text:p text:style-name="Standard">ostscript</text:p>
          </text:deletion>
        </text:changed-region>
        <text:changed-region text:id="ct93142104">
          <text:deletion>
            <office:change-info>
              <dc:creator>unknown</dc:creator>
              <dc:date>2005-10-31T21:37:00</dc:date>
            </office:change-info>
            <text:p text:style-name="Standard">p</text:p>
          </text:deletion>
        </text:changed-region>
        <text:changed-region text:id="ct128766208">
          <text:insertion>
            <office:change-info>
              <dc:creator>unknown</dc:creator>
              <dc:date>2005-10-31T21:38:00</dc:date>
            </office:change-info>
          </text:insertion>
        </text:changed-region>
        <text:changed-region text:id="ct128766440">
          <text:deletion>
            <office:change-info>
              <dc:creator>ismeretlen</dc:creator>
              <dc:date>2005-11-01T10:49:00</dc:date>
            </office:change-info>
            <text:p text:style-name="Alapértelmezett_20_-_20_behúzással">Pavel Janík</text:p>
          </text:deletion>
        </text:changed-region>
        <text:changed-region text:id="ct128405376">
          <text:deletion>
            <office:change-info>
              <dc:creator>unknown</dc:creator>
              <dc:date>2005-10-31T21:38:00</dc:date>
            </office:change-info>
            <text:p text:style-name="Alapértelmezett_20_-_20_behúzással">-</text:p>
          </text:deletion>
        </text:changed-region>
        <text:changed-region text:id="ct128405272">
          <text:deletion>
            <office:change-info>
              <dc:creator>ismeretlen</dc:creator>
              <dc:date>2005-11-01T10:49:00</dc:date>
            </office:change-info>
            <text:p text:style-name="Alapértelmezett_20_-_20_behúzással">tól átvett j</text:p>
          </text:deletion>
        </text:changed-region>
        <text:changed-region text:id="ct128766544">
          <text:insertion>
            <office:change-info>
              <dc:creator>ismeretlen</dc:creator>
              <dc:date>2005-11-01T10:49:00</dc:date>
            </office:change-info>
          </text:insertion>
        </text:changed-region>
        <text:changed-region text:id="ct128766648">
          <text:insertion>
            <office:change-info>
              <dc:creator>ismeretlen</dc:creator>
              <dc:date>2005-11-01T10:49:00</dc:date>
            </office:change-info>
          </text:insertion>
        </text:changed-region>
        <text:changed-region text:id="ct195651760">
          <text:deletion>
            <office:change-info>
              <dc:creator>unknown</dc:creator>
              <dc:date>2005-10-31T21:38:00</dc:date>
            </office:change-info>
            <text:p text:style-name="Alapértelmezett_20_-_20_behúzással">driver</text:p>
          </text:deletion>
        </text:changed-region>
        <text:changed-region text:id="ct195651864">
          <text:insertion>
            <office:change-info>
              <dc:creator>unknown</dc:creator>
              <dc:date>2005-10-31T21:38:00</dc:date>
            </office:change-info>
          </text:insertion>
        </text:changed-region>
        <text:changed-region text:id="ct195649392">
          <text:deletion>
            <office:change-info>
              <dc:creator>unknown</dc:creator>
              <dc:date>2005-10-31T21:43:00</dc:date>
            </office:change-info>
            <text:p text:style-name="Standard">(Kami) </text:p>
          </text:deletion>
        </text:changed-region>
        <text:changed-region text:id="ct195649288">
          <text:insertion>
            <office:change-info>
              <dc:creator>Kálmán Szalai</dc:creator>
              <dc:date>2005-12-18T16:12:00</dc:date>
            </office:change-info>
          </text:insertion>
        </text:changed-region>
        <text:changed-region text:id="ct195649184">
          <text:insertion>
            <office:change-info>
              <dc:creator>Kálmán Szalai</dc:creator>
              <dc:date>2006-03-04T19:54:00</dc:date>
            </office:change-info>
          </text:insertion>
        </text:changed-region>
        <text:changed-region text:id="ct195649080">
          <text:deletion>
            <office:change-info>
              <dc:creator>Kálmán Szalai</dc:creator>
              <dc:date>2006-03-04T19:54:00</dc:date>
            </office:change-info>
            <text:h text:style-name="Heading_20_3" text:outline-level="3"><text:s/></text:h>
          </text:deletion>
        </text:changed-region>
        <text:changed-region text:id="ct94354952">
          <text:insertion>
            <office:change-info>
              <dc:creator>Kálmán Szalai</dc:creator>
              <dc:date>2006-03-04T20:43:00</dc:date>
            </office:change-info>
          </text:insertion>
        </text:changed-region>
        <text:changed-region text:id="ct94354848">
          <text:insertion>
            <office:change-info>
              <dc:creator>Kálmán Szalai</dc:creator>
              <dc:date>2005-12-18T16:12:00</dc:date>
            </office:change-info>
          </text:insertion>
        </text:changed-region>
        <text:changed-region text:id="ct94354744">
          <text:insertion>
            <office:change-info>
              <dc:creator>Kálmán Szalai</dc:creator>
              <dc:date>2006-03-04T19:54:00</dc:date>
            </office:change-info>
          </text:insertion>
        </text:changed-region>
        <text:changed-region text:id="ct94354400">
          <text:deletion>
            <office:change-info>
              <dc:creator>Kálmán Szalai</dc:creator>
              <dc:date>2006-03-04T19:54:00</dc:date>
            </office:change-info>
            <text:h text:style-name="Heading_20_3" text:outline-level="3"><text:s/></text:h>
          </text:deletion>
        </text:changed-region>
        <text:changed-region text:id="ct195651968">
          <text:insertion>
            <office:change-info>
              <dc:creator>Kálmán Szalai</dc:creator>
              <dc:date>2006-03-04T19:54:00</dc:date>
            </office:change-info>
          </text:insertion>
        </text:changed-region>
        <text:changed-region text:id="ct93239280">
          <text:insertion>
            <office:change-info>
              <dc:creator>ismeretlen</dc:creator>
              <dc:date>2005-11-01T10:58:00</dc:date>
            </office:change-info>
          </text:insertion>
        </text:changed-region>
        <text:changed-region text:id="ct93239176">
          <text:insertion>
            <office:change-info>
              <dc:creator>Kálmán Szalai</dc:creator>
              <dc:date>2006-03-04T19:55:00</dc:date>
            </office:change-info>
          </text:insertion>
        </text:changed-region>
        <text:changed-region text:id="ct93239072">
          <text:deletion>
            <office:change-info>
              <dc:creator>Kálmán Szalai</dc:creator>
              <dc:date>2006-03-04T20:44:00</dc:date>
            </office:change-info>
            <text:p text:style-name="Text_20_body"/>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jelentés</text:h>
      <text:h text:style-name="Heading_20_2" text:outline-level="2">OpenOffice.org 2.0<text:change-start text:change-id="ct94353192"/>.<text:change-end text:change-id="ct94353192"/><text:change-start text:change-id="ct195658472"/>2<text:change-end text:change-id="ct195658472"/> <text:change text:change-id="ct195659272"/><text:change-start text:change-id="ct195660072"/>magyar<text:change-end text:change-id="ct195660072"/> változat</text:h>
      <text:p text:style-name="Standard">Az OpenOffice.org közösség munkáját felhasználva az FSF.hu Alapítvány örömmel jelenti, hogy az angol OpenOffice.org 2.0<text:change-start text:change-id="ct196162216"/>.<text:change-end text:change-id="ct196162216"/><text:change-start text:change-id="ct196162016"/>2<text:change-end text:change-id="ct196162016"/> verzió megjelenés<text:change text:change-id="ct196161816"/><text:change-start text:change-id="ct196161616"/>ével<text:change-end text:change-id="ct196161616"/><text:change text:change-id="ct93300376"/><text:change-start text:change-id="ct93300104"/> egy időben<text:change-end text:change-id="ct93300104"/> elérhetővé teszi annak magyar nyelvű, <text:change text:change-id="ct195661472"/><text:change text:change-id="ct195661672"/><text:change-start text:change-id="ct195661272"/>továbbfejlesztett<text:change-end text:change-id="ct195661272"/> változatát Windows, Linux és Mac OS X (Tiger) operációs rendszerekre.</text:p>
      <text:h text:style-name="P1" text:outline-level="2">OpenOffice.org 2.0<text:change-start text:change-id="ct195660872"/>.<text:change-end text:change-id="ct195660872"/><text:change-start text:change-id="ct196162416"/>2<text:change-end text:change-id="ct196162416"/> – szövegszerkesztő, táblázatkezelő, bemutatókészítő alkalmazás és még sok egyéb<text:change text:change-id="ct196162616"/><text:change-start text:change-id="ct196162816"/><text:span text:style-name="T1">…</text:span><text:change-end text:change-id="ct196162816"/></text:h>
      <text:p text:style-name="Standard">Az OpenOffice.org 2.0<text:change-start text:change-id="ct196101424"/>.<text:change-end text:change-id="ct196101424"/><text:change-start text:change-id="ct196101224"/>2<text:change-end text:change-id="ct196101224"/> egy szabad forráskódú, ingyenes, <text:change text:change-id="ct196101024"/><text:change-start text:change-id="ct196100824"/>nagy tudású<text:change-end text:change-id="ct196100824"/> irodai alkalmazáscsomag, mely több platformon is futtatható. Felhasználói felülete és működése nagymértékben hasonlít a piacon kapható olyan más alkalmazásokhoz, mint például a Microsoft Office vagy a Lotus SmartSuite, de azokkal ellentétben<text:change text:change-id="ct196100624"/><text:change-start text:change-id="ct196100424"/> <text:change-end text:change-id="ct196100424"/>teljesen ingyenes és szabadon <text:change text:change-id="ct196100224"/>használható.<text:change-start text:change-id="ct196163416"/> Az OpenOffice.org 2.0-ás, 2.0.1-es és 2.0.2-es verzióban számtalan újdonság<text:change-end text:change-id="ct196163416"/><text:change-start text:change-id="ct196163216"/> jelent meg. Tekintsük át melyek is ezek:</text:p>
      <text:h text:style-name="Heading_20_2" text:outline-level="2"><text:change-end text:change-id="ct196163216"/><text:change-start text:change-id="ct196163768"/>Újdonságok az OpenOffice.org 2.0.2 verziójában</text:h>
      <text:list text:style-name="L2">
        <text:list-item>
          <text:p text:style-name="P2"><text:change-end text:change-id="ct196163768"/><text:change-start text:change-id="ct196164040"/>Tovább finomított helyesírás-ellenőrzés</text:p>
        </text:list-item>
        <text:list-item>
          <text:p text:style-name="P2"><text:change-end text:change-id="ct196164040"/><text:change-start text:change-id="ct196164240"/>Az alapértelmezett Bitsteram Vera betűkészlet lecserélése a hazai igényeknek jobban megfelelő De<text:change-end text:change-id="ct196164240"/><text:change-start text:change-id="ct196164440"/>jaVu betűkészlet<text:change-end text:change-id="ct196164440"/><text:change-start text:change-id="ct196164640"/>re (<text:a xlink:type="simple" xlink:href="http://dejavu.sourceforge.net/">http://dejavu.sourceforge.net/</text:a>)</text:p>
        </text:list-item>
        <text:list-item>
          <text:p text:style-name="P2">Corel Quattro Pro 6.0 importsz<text:change-end text:change-id="ct196164640"/><text:change-start text:change-id="ct196164840"/>űrő</text:p>
        </text:list-item>
        <text:list-item>
          <text:p text:style-name="P2">Javított ikonkészlet a Windows operációs rendszerekre szánt verzióknál</text:p>
        </text:list-item>
        <text:list-item>
          <text:p text:style-name="P2"><text:change-end text:change-id="ct196164840"/><text:change-start text:change-id="ct196165040"/>4<text:change-end text:change-id="ct196165040"/><text:change-start text:change-id="ct196100120"/>-40%-al gyorsított Word-dokumentum importálási sebesség</text:p>
        </text:list-item>
        <text:list-item>
          <text:p text:style-name="P2"><text:change-end text:change-id="ct196100120"/><text:change-start text:change-id="ct195575648"/>40 elemre bővített Betűbűvész-képtár</text:p>
        </text:list-item>
        <text:list-item>
          <text:p text:style-name="P2"><text:change-end text:change-id="ct195575648"/><text:change-start text:change-id="ct198760096"/>A Linuxos KDE címjegyzék használatának lehetősége adatforrásként</text:p>
        </text:list-item>
        <text:list-item>
          <text:p text:style-name="P2"><text:change-end text:change-id="ct198760096"/><text:change-start text:change-id="ct198760296"/>Természetes rendezési algoritmus használatának lehetősége Calcban</text:p>
          <text:list>
            <text:list-header>
              <text:p text:style-name="P2"><text:change-end text:change-id="ct198760296"/><text:change-start text:change-id="ct198760496"/>A természetes rendezés egy rendezési algoritmus, amely az elemeket a számértékük alapján rendezi ahelyett, hogy a hagyományos módszert alkalmazná, amely a karakterláncok összehasonlításán alapul. Tegyük fel például, hogy a következő sorozatot kell rendezni: A1, A2, A3, A4, A5, A6, ..., A19, A20, A21. Ha ezeket az értékeket cellákba írná be, és a hagyományos rendezést alkalmazná, a sorrend A1, A11, A12, A13, ..., A19, A2, A20, A21, A3, A4, A5, ..., A9 lenne.</text:p>
            </text:list-header>
          </text:list>
        </text:list-item>
        <text:list-item>
          <text:p text:style-name="P2"><text:change-end text:change-id="ct198760496"/><text:change-start text:change-id="ct198760696"/>A <text:change-end text:change-id="ct198760696"/><text:change-start text:change-id="ct198760896"/>felhasználói felület<text:change-end text:change-id="ct198760896"/><text:change-start text:change-id="ct198761096"/> fordításának javításai</text:p>
        </text:list-item>
        <text:list-item>
          <text:p text:style-name="P2">Általános hibajavítások és teljesítménynövelés<text:change-end text:change-id="ct198761096"/><text:change-start text:change-id="ct198761296"/>.<text:change-end text:change-id="ct198761296"/><text:change-start text:change-id="ct198761496"/> Részletes lista elérhető a következő linken<text:change-end text:change-id="ct198761496"/><text:change-start text:change-id="ct198761696"/>: (<text:a xlink:type="simple" xlink:href="http://development.openoffice.org/releases/2.0.2.html">http://development.openoffice.org/releases/2.0.2.html</text:a>)<text:change-end text:change-id="ct198761696"/><text:change-start text:change-id="ct93297240"/></text:p>
        </text:list-item>
      </text:list>
      <text:h text:style-name="Heading_20_2" text:outline-level="2">Újdonságok az OpenOffice.org 2.0.1 verziójában</text:h>
      <text:list text:style-name="L2">
        <text:list-item text:start-value="1">
          <text:p text:style-name="P2"><text:change-end text:change-id="ct93297240"/><text:change-start text:change-id="ct93297040"/>Teljesen lefordított, magyar nyelvű súgó és részletes tippek</text:p>
          <text:list>
            <text:list-header>
              <text:p text:style-name="P2"><text:change-end text:change-id="ct93297040"/><text:change-start text:change-id="ct93296840"/>A súgót a Sun fordíttatta le a magyar StarOffice 8 számára, majd elérhetővé tette a fordítást az magyar OpenOffice.org számára is.</text:p>
            </text:list-header>
          </text:list>
        </text:list-item>
        <text:list-item>
          <text:p text:style-name="P2">Átváltható ikontéma (standard, GNOME, KDE és kontrasztos)</text:p>
          <text:list>
            <text:list-header>
              <text:p text:style-name="P2">Az Eszközök - Beállítások <text:change-end text:change-id="ct93296840"/><text:change-start text:change-id="ct96646160"/>–<text:change-end text:change-id="ct96646160"/><text:change-start text:change-id="ct96645960"/> OpenOffice.org - Nézet panelen válthatunk az ikontémák között, ami egyébként igyekszik meghatározni a megfelelő alapértelmezést, azaz GNOME alatt az Industrial, KDE alatt a Crystal, Windows alatt a <text:s/>Alapértelmezett téma jelenik meg alapból. Gyengénlátó felhasználók számára lehetőség van a kontrasztos ikontémát beállítani.</text:p>
            </text:list-header>
          </text:list>
        </text:list-item>
        <text:list-item>
          <text:p text:style-name="P2">Kettőzött többjegyű mássalhangzók elválasztása</text:p>
          <text:list>
            <text:list-header>
              <text:p text:style-name="P2">Eddig a kettőzött többjegyű mássalhangzók tiltott volt, most már engedélyeztett, és a helyes eredményt szolgáltatja. Például az "asszony" szól elválasztása "asz-szony" lesz (eddig nem választódott el).</text:p>
            </text:list-header>
          </text:list>
        </text:list-item>
        <text:list-item>
          <text:p text:style-name="P2">Javítottuk a magyar ábécésorrendbe rendezésért felelős programrészt, mert voltak apróbb hiányosságai.</text:p>
        </text:list-item>
        <text:list-item>
          <text:p text:style-name="P2">KDE téma átvétele Linuxon</text:p>
        </text:list-item>
        <text:list-item>
          <text:p text:style-name="P2">Részletes tippek alapból bekapcsolva</text:p>
        </text:list-item>
        <text:list-item>
          <text:p text:style-name="P2">Writer2LaTex exportszűrő</text:p>
          <text:list>
            <text:list-header>
              <text:p text:style-name="P2">Nevével ellentétben nemcsak LaTeX és BibTeX, hanem XHTML és XHTML+MathML formátumban is képes exportálni a dokumentumokat.</text:p>
            </text:list-header>
          </text:list>
        </text:list-item>
        <text:list-item>
          <text:p text:style-name="P2">MS dokumentumok küldésének lehetősége Writerből, Impressből és Calcból rendre Word, PowrPoint és Excel formátumban.</text:p>
        </text:list-item>
        <text:list-item>
          <text:p text:style-name="P2">Az adatok szűréséhez használt Általános szűrőben további lehetőségek (tartalmazza, nem tartalmazza, kezdődik ezzel, végződik ezzel) a szűrésre.</text:p>
        </text:list-item>
        <text:list-item>
          <text:p text:style-name="P2">Az adatok szűréséhez használt Automatikus szűrőben további lehetőségek (üres, nem üres) <text:s/>a szűrésre.</text:p>
        </text:list-item>
        <text:list-item>
          <text:p text:style-name="P2">Duplakattintással szerkeszthető munkalap nevek Calcban</text:p>
        </text:list-item>
        <text:list-item>
          <text:p text:style-name="P2">Drawban helyi menüből menthető képek</text:p>
        </text:list-item>
        <text:list-item>
          <text:p text:style-name="P2">Calc helyi menüből elérhető jegyzetírási lehetőség</text:p>
        </text:list-item>
      </text:list>
      <text:h text:style-name="Heading_20_3" text:outline-level="3"><text:change-end text:change-id="ct96645960"/><text:change text:change-id="ct96645760"/>Újdonságok az OpenOffice.org 2.0 verziójában</text:h>
      <text:list text:style-name="L2">
        <text:list-item text:start-value="1">
          <text:p text:style-name="P3">Nyílt szabványhoz igazodó XML fájlformátum (OASIS OpenDocument)</text:p>
        </text:list-item>
      </text:list>
      <text:p text:style-name="Alapértelmezett_20_-_20_behúzással">A 2.0-s verziótól kezdve az OpenOffice.org az OASIS OpenDocument nyílt szabványa szerinti XML formátumot használja alapértelmezés szerinti fájlformátumként. Az OASIS OpenDocument egy nyílt formátum, mely garantálja az adatok szoftvertől és rendszertől független<text:change text:change-id="ct93297640"/> szabad tárolását és kezelését.</text:p>
      <text:p text:style-name="Alapértelmezett_20_-_20_behúzással">Magán az OpenOffice.org-on kívül a szintén nyílt forráskódú KOffice és a az OpenOffice.org alapján fejlesztett alkalmazások, mint a StarOffice szoftver is támogatják az OASIS OpenDocument fájlformátumot. Ráadásul az OASIS OpenDocument szerepel az Európai Bizottság által javasolt fájlformátumok között.</text:p>
      <text:list text:style-name="L3">
        <text:list-item>
          <text:p text:style-name="P4">Új többtáblás nézet</text:p>
        </text:list-item>
      </text:list>
      <text:p text:style-name="Alapértelmezett_20_-_20_behúzással">Az OpenOffice.org használhatóságát és hatékonyságát nagy mértékben javítja az új többtáblás nézet, melyen keresztül minden fontos eszközt és ablakot egy összefüggő, integrált és egyszerű felhasználói felületként láthatunk. Akik előzőleg Microsoft PowerPointtal dolgoztak, azoknak az OpenOffice.org Impress nem okozhat nehézséget.</text:p>
      <text:list text:style-name="L4">
        <text:list-item>
          <text:p text:style-name="P5">Új alakzatok (kompatibilis a Microsoft AutoShapes funkciójával)</text:p>
        </text:list-item>
      </text:list>
      <text:p text:style-name="Alapértelmezett_20_-_20_behúzással">Mostantól az OpenOffice.org támogatja az alakzatok (CustomShapes) gyors beillesztését. Az OpenOffice.org alakzatai kompatibilisek a Microsoft Office alakzataival (AutoShape), így az importált dokumentumok alakzatai helyesen jelennek meg.</text:p>
      <text:list text:style-name="L5">
        <text:list-item>
          <text:p text:style-name="P6">Több diaátmenet-effektus és egyéni animáció</text:p>
        </text:list-item>
      </text:list>
      <text:p text:style-name="Alapértelmezett_20_-_20_behúzással">Az OpenOffice.org mostantól több animációs effektust és diaátmenetet támogat, a felhasználónak így még több segítséget nyújt a professzionális küllemű bemutatók elkészítésében.</text:p>
      <text:list text:style-name="L6">
        <text:list-item>
          <text:p text:style-name="P7">PDF<text:change text:change-id="ct195760720"/><text:change-start text:change-id="ct199402424"/>-dokumentumok <text:change-end text:change-id="ct199402424"/>előállítása finomhangolásokkal</text:p>
        </text:list-item>
      </text:list>
      <text:p text:style-name="Alapértelmezett_20_-_20_behúzással">Az OpenOffice.org 1.1 bevezette a PDF-be mentés lehetőségét, a 2.0-s verzió pedig további finomhangolást tesz lehetővé. Ha az új verziót használjuk, beállíthatjuk a dokumentumba ágyazott képek tömörítésének fokát, sőt hivatkozásokat és bélyegképeket is elhelyezhetünk a PDF-fájlban.</text:p>
      <text:list text:style-name="L7">
        <text:list-item>
          <text:p text:style-name="P8">Új adatbázis-kezelő felület (OpenOffice.org Base)</text:p>
        </text:list-item>
      </text:list>
      <text:p text:style-name="Alapértelmezett_20_-_20_behúzással">Az OpenOffice.org mindig is rendelkezett <text:change text:change-id="ct195564808"/><text:change-start text:change-id="ct195562792"/>adatbázis-kezelő<text:change-end text:change-id="ct195562792"/> funkciókkal, de az eddigi verziókban ezek a felhasználók szeme előtt rejtve maradtak. Az OpenOffice.org 2.0 viszont már úgy kezeli az adatbázisokat, mint bárm<text:change text:change-id="ct129398272"/><text:change-start text:change-id="ct195563800"/>ely<text:change-end text:change-id="ct195563800"/> más dokumentumot, azaz például a „Fájl menü – Új<text:change text:change-id="ct195562168"/><text:change-start text:change-id="ct195563464"/><text:span text:style-name="T2">…</text:span><text:change-end text:change-id="ct195563464"/>” paranccsal <text:change-start text:change-id="ct196150328"/>készíthetünk új <text:change-end text:change-id="ct196150328"/><text:change text:change-id="ct94800984"/>adatbá<text:change text:change-id="ct129362280"/><text:change-start text:change-id="ct196378680"/>zist<text:change-end text:change-id="ct196378680"/>. <text:change-start text:change-id="ct129313920"/>A <text:change-end text:change-id="ct129313920"/><text:change text:change-id="ct196054144"/><text:change-start text:change-id="ct198780832"/>k<text:change-end text:change-id="ct198780832"/>ezdő felhasználók<text:change text:change-id="ct199743040"/><text:change-start text:change-id="ct196130128"/>at segíti<text:change-end text:change-id="ct196130128"/> az <text:change text:change-id="ct196265216"/>új Adatbázistündér<text:change text:change-id="ct128624664"/>, így nincs szükség mélyebb ismeretekre az adatbázisok vagy az SQL programnyelv terén. Az új HSQLDB adatbázismotoron alapuló beágyazott Java technológiával „adatbázis<text:change text:change-id="ct197175944"/><text:change-start text:change-id="ct195828064"/>-<text:change-end text:change-id="ct195828064"/>dokumentumokat” készíthetünk. Ezek az egyszerű adatbázisfájlok nem igényelnek olyan külön szerveroldali alkalmazást, mint a MySQL vagy az Adabas D. Minden információ (tábladefiníciók, adatok, kérések, űrlapok, jelentések) egyetlen XML fájlban kapnak helyet.</text:p>
      <text:list text:style-name="L8">
        <text:list-item>
          <text:p text:style-name="P9">Körlevéltündér</text:p>
        </text:list-item>
      </text:list>
      <text:p text:style-name="Alapértelmezett_20_-_20_behúzással">A Körlevéltündérrel már gyerekjáték egy levelet akár több száz címzettnek is elküldeni. A tündér lépésről-lépésre vezeti a felhasználót. Számos adatforrást használhatunk fel a levelek megcímzéséhez (levelezőprogram címjegyzéke, adatbázis<text:change text:change-id="ct196116760"/><text:change-start text:change-id="ct93345976"/><text:span text:style-name="T2">…</text:span><text:change-end text:change-id="ct93345976"/>).</text:p>
      <text:list text:style-name="L9">
        <text:list-item>
          <text:p text:style-name="P10">Kibővített szószámláló</text:p>
        </text:list-item>
      </text:list>
      <text:p text:style-name="Alapértelmezett_20_-_20_behúzással">Eddig csak a „Fájl – Tulajdonságok<text:change text:change-id="ct199514400"/><text:change-start text:change-id="ct199515304"/><text:span text:style-name="T2">…</text:span><text:change-end text:change-id="ct199515304"/>” párbeszédablakban tudhattuk meg, hány szó vagy leütés hosszú a dokumentum, és nem volt mód arra, hogy egy kijelölt szövegrészben számoljunk. Ezzel szemben az OpenOffice.org 2.0-ban egy külön menüpontot kapott ez a funkció („Eszközök – Szavak száma”), és nemcsak a teljes dokumentumot, de a kijelölést is külön megszámolja (ha van ilyen).</text:p>
      <text:list text:style-name="L10">
        <text:list-item>
          <text:p text:style-name="P11">Beágyazott táblázatok támogatása</text:p>
        </text:list-item>
      </text:list>
      <text:p text:style-name="Alapértelmezett_20_-_20_behúzással">Az OpenOffice.org 2.0 már megengedi, hogy egy táblázatcellán belülre egy másik táblázatot illesszünk be (ún. „beágyazott táblázat”). Ezzel nemcsak a program használhatósága javult, de a Microsoft Word-dokumentumokat is megbízhatóbban kezeli.</text:p>
      <text:list text:style-name="L11">
        <text:list-item>
          <text:p text:style-name="P12">Digitális aláírások</text:p>
        </text:list-item>
      </text:list>
      <text:p text:style-name="Alapértelmezett_20_-_20_behúzással">További újdonság a dokumentum digitális aláírásának lehetősége. Az OpenOffice.org a szokásos tárolókban elhelyezett tanúsítványokat használja.</text:p>
      <text:list text:style-name="L12">
        <text:list-item>
          <text:p text:style-name="P13">XForms-űrlapok</text:p>
        </text:list-item>
      </text:list>
      <text:p text:style-name="Alapértelmezett_20_-_20_behúzással">Az OpenOffice.org 2.0 képes a W3C XForms szabványhoz igazodó űrlapok szerkesztésére. Az XForms segítségével programozás nélkül valósíthatunk meg egyszerű logikai funkciókat.</text:p>
      <text:list text:style-name="L13">
        <text:list-item>
          <text:p text:style-name="P14">WordPerfect-szűrők</text:p>
        </text:list-item>
      </text:list>
      <text:p text:style-name="Alapértelmezett_20_-_20_behúzással">Az OpenOffice.org 2.0 egy új WordPerfect-szűrővel lett gazdagabb, melyet a közösség fejlesztett ki. Ez a projekt a fejlesztők további közreműködésére számít.</text:p>
      <text:list text:style-name="L14">
        <text:list-item>
          <text:p text:style-name="P15">65 536 sor a táblázatkezelőben (Calc)</text:p>
        </text:list-item>
      </text:list>
      <text:p text:style-name="Alapértelmezett_20_-_20_behúzással">Az OpenOffice.org 1.1-b<text:change text:change-id="ct199644152"/><text:change-start text:change-id="ct199697232"/>e<text:change-end text:change-id="ct199697232"/>n csak 32 <text:change text:change-id="ct198102552"/><text:change-start text:change-id="ct198102656"/>ezer<text:change-end text:change-id="ct198102656"/> sor lehetett egy táblázatban, és ez megnehezítette a Microsoft Excellel való együttműködést. Az új verzióban<text:change text:change-id="ct198094520"/> most ugyanannyi<text:change-start text:change-id="ct198094624"/> s<text:change-end text:change-id="ct198094624"/><text:change-start text:change-id="ct198094728"/>ort kezelhetünk<text:change-end text:change-id="ct198094728"/>, mint az Excelben.</text:p>
      <text:list text:style-name="L15">
        <text:list-item>
          <text:p text:style-name="P16">PivotTable – Adattündér</text:p>
        </text:list-item>
      </text:list>
      <text:p text:style-name="Alapértelmezett_20_-_20_behúzással">Az OpenOffice.org Adattündérével (mely hasonlít a Microsoft Excel PivotTable funkciójára) új csoportokat, szűrőket hozhatunk létre, abszolút értékek helyett különbségeket vagy százalékos értéket jeleníthetünk meg<text:change text:change-id="ct197671944"/><text:change text:change-id="ct197671840"/><text:change-start text:change-id="ct197672048"/> stb.<text:change-end text:change-id="ct197672048"/></text:p>
      <text:p text:style-name="Alapértelmezett_20_-_20_behúzással">Az új Adattündérrel<text:change text:change-id="ct196264568"/> az OpenOffice.org Calc <text:change-start text:change-id="ct196264672"/>kiváló<text:change-end text:change-id="ct196264672"/><text:change text:change-id="ct196264776"/> <text:change-start text:change-id="ct129326440"/>segítséget <text:change-end text:change-id="ct129326440"/><text:change text:change-id="ct129326544"/><text:change-start text:change-id="ct129326648"/>nyújt<text:change-end text:change-id="ct129326648"/> az adat<text:change text:change-id="ct196544496"/>elemzés<text:change text:change-id="ct196544600"/><text:change-start text:change-id="ct196544704"/>hez<text:change-end text:change-id="ct196544704"/><text:change text:change-id="ct196091752"/><text:change-start text:change-id="ct196091856"/>.<text:change-end text:change-id="ct196091856"/></text:p>
      <text:list text:style-name="L16">
        <text:list-item>
          <text:p text:style-name="P17">Rendszerfüggő telepítők</text:p>
        </text:list-item>
      </text:list>
      <text:p text:style-name="Alapértelmezett_20_-_20_behúzással">Az OpenOffice.org 2.0 támogatja az operációs rendszer telepítőmechanizmusát. Így a Microsoft Windows alatt futó változat a megszokott .MSI és .CAB fájlokban tölthető le, míg Linux alá RPM fájlokból telepíthetjük.</text:p>
      <text:list text:style-name="L17">
        <text:list-item>
          <text:p text:style-name="P18">Rendszerfüggő megjelenés</text:p>
        </text:list-item>
      </text:list>
      <text:p text:style-name="Alapértelmezett_20_-_20_behúzással"><text:change text:change-id="ct129131448"/>Az OpenOffice.org 2.0 alkalmazásai tetszetős módon illeszkednek a<text:change-start text:change-id="ct129131552"/>z operációs<text:change-end text:change-id="ct129131552"/> rendszer felhasználói felületébe. Az OpenOffice.org 2.0 alkalmazásai pont úgy néznek ki, és úgy működnek, mint bármely más alkalmazás. Windows XP alatt úgy, mint egy Windows alkalmazás, Linux alatt pedig a Gnome grafikus felületéhez igazítja megjelenését.</text:p>
      <text:list text:style-name="L18">
        <text:list-item>
          <text:p text:style-name="P19">Lebegő eszköztárak</text:p>
        </text:list-item>
      </text:list>
      <text:p text:style-name="Alapértelmezett_20_-_20_behúzással">Az OpenOffice.org 2.0-ban az eszköztárak kezelése sokkal rugalmasabb. Az eszköztárak az ablak széléhez rögzíthetők vagy leválaszthatók. Ez utóbbi esetben szabadon mozgathatjuk az eszköztárat.</text:p>
      <text:h text:style-name="Heading_20_2" text:outline-level="2"><text:change-start text:change-id="ct199701192"/>Az <text:change-end text:change-id="ct199701192"/>OpenOffice.org 2.0<text:change-start text:change-id="ct199701296"/>.2<text:change-end text:change-id="ct199701296"/> <text:change text:change-id="ct196031968"/><text:change-start text:change-id="ct196032072"/>magyar változata<text:change-end text:change-id="ct196032072"/></text:h>
      <text:p text:style-name="Standard">Miért érdemes az FSF.hu által készített verziót használni? Ez a verzió az alábbi fontosabb javításokat<text:change text:change-id="ct94579616"/><text:change-start text:change-id="ct94579480"/> és <text:change-end text:change-id="ct94579480"/>fejlesztéseket tartalmazza:</text:p>
      <text:list text:style-name="L19">
        <text:list-item>
          <text:p text:style-name="P20"><text:change-start text:change-id="ct199744968"/>Pontosabb<text:change-end text:change-id="ct199744968"/><text:change text:change-id="ct199745072"/> helyesírás<text:change-start text:change-id="ct196445288"/>-<text:change-end text:change-id="ct196445288"/><text:change text:change-id="ct196445392"/>ellenőrzés</text:p>
        </text:list-item>
      </text:list>
      <text:p text:style-name="Alapértelmezett_20_-_20_behúzással">A hivatalos OpenOffice.org helyesírás<text:change text:change-id="ct196445680"/><text:change-start text:change-id="ct199645280"/>-<text:change-end text:change-id="ct199645280"/>ellenőrzője nem tökéletesen használható a magyar nyelv ellenőrzésére. Az FSF.hu változat <text:change text:change-id="ct199645568"/><text:change text:change-id="ct199645424"/><text:change-start text:change-id="ct195642416"/>a <text:change-end text:change-id="ct195642416"/>Hunspell<text:change text:change-id="ct195642664"/><text:change text:change-id="ct195642520"/><text:change-start text:change-id="ct195642808"/> helyesírás-ellenőrző program<text:change-end text:change-id="ct195642808"/><text:change-start text:change-id="ct197860912"/> és a Magyar Ispell helyesírási szótár<text:change-end text:change-id="ct197860912"/><text:change-start text:change-id="ct197861056"/> legújabb változatát tartalmazza<text:change-end text:change-id="ct197861056"/>, amely lényegesen javítja a program magyar helyesírás-ellenőrzését.<text:change text:change-id="ct197861200"/></text:p>
      <text:list text:style-name="L20">
        <text:list-item>
          <text:p text:style-name="P21">Magyar betűkészletek kényelmes kiválasztása</text:p>
        </text:list-item>
      </text:list>
      <text:p text:style-name="Alapértelmezett_20_-_20_behúzással">Ha nincs kijelölve szöveg, akkor a betűkiválasztó panelen az <text:change text:change-id="ct128638480"/><text:change-start text:change-id="ct128638624"/>„<text:change-end text:change-id="ct128638624"/>árvíztűrő tükörfúrógép<text:change text:change-id="ct194679360"/><text:change-start text:change-id="ct194679504"/>”<text:change-end text:change-id="ct194679504"/> vagy a <text:change text:change-id="ct194679648"/><text:change-start text:change-id="ct194679792"/>„<text:change-end text:change-id="ct194679792"/>külvízen úszó szárazjégtörő kisjármű<text:change text:change-id="ct195700544"/><text:change-start text:change-id="ct195700688"/>”<text:change-end text:change-id="ct195700688"/> szöveg jelenik meg. Mindkettő tartalmazza a magyar ábécé összes ékezetes betűjét, ezzel is segítve a megfelelő betűkészletek kiválasztását.</text:p>
      <text:list text:style-name="L21">
        <text:list-item>
          <text:p text:style-name="P22"><text:change text:change-id="ct129101568"/><text:change-start text:change-id="ct129101712"/>Pontosabb<text:change-end text:change-id="ct129101712"/> magyar elválasztás</text:p>
        </text:list-item>
      </text:list>
      <text:p text:style-name="Alapértelmezett_20_-_20_behúzással"><text:change-start text:change-id="ct197399904"/>A<text:change-end text:change-id="ct197399904"/><text:change text:change-id="ct197400008"/> <text:change-start text:change-id="ct197400152"/>folyamatosan fejlesztett magyar <text:change-end text:change-id="ct197400152"/>elválasztás<text:change text:change-id="ct197400296"/><text:change-start text:change-id="ct195657336"/>i<text:change-end text:change-id="ct195657336"/> adatbázis<text:change-start text:change-id="ct195657480"/> legújabb változatát tartalmazza a magyar OpenOffice.org<text:change-end text:change-id="ct195657480"/><text:change text:change-id="ct195657624"/><text:change-start text:change-id="ct195657768"/> 2.0-s változata.<text:change-end text:change-id="ct195657768"/></text:p>
      <text:list text:style-name="L22">
        <text:list-item>
          <text:p text:style-name="P23">Javított képaláírás</text:p>
        </text:list-item>
      </text:list>
      <text:p text:style-name="Alapértelmezett_20_-_20_behúzással">A magyar verzióban a hazai konvenciókhoz van alakítva a képaláírás. A hivatalosban így néz ki: "Ábra 1: Ez egy ábra", a javított változat: "1. ábra: Ez egy ábra".</text:p>
      <text:list text:style-name="L23">
        <text:list-item>
          <text:p text:style-name="P24"><text:change-start text:change-id="ct93109912"/>Javított<text:change-end text:change-id="ct93109912"/><text:change text:change-id="ct93110056"/> <text:change text:change-id="ct93110200"/><text:change-start text:change-id="ct195856376"/>HTML<text:change-end text:change-id="ct195856376"/><text:change text:change-id="ct195856480"/><text:change-start text:change-id="ct195856584"/>-<text:change-end text:change-id="ct195856584"/>export</text:p>
        </text:list-item>
      </text:list>
      <text:p text:style-name="Alapértelmezett_20_-_20_behúzással">A hivatalos verzió nem kezeli<text:change text:change-id="ct94493936"/><text:change-start text:change-id="ct94494040"/> tökéletesen<text:change-end text:change-id="ct94494040"/> a <text:change text:change-id="ct198102904"/><text:change-start text:change-id="ct198103008"/>HTML<text:change-end text:change-id="ct198103008"/><text:change text:change-id="ct198103112"/><text:change-start text:change-id="ct198103256"/>-állomány<text:change-end text:change-id="ct198103256"/><text:change text:change-id="ct198103400"/><text:change-start text:change-id="ct94697984"/>ok <text:change-end text:change-id="ct94697984"/><text:change-start text:change-id="ct94698088"/>ékezetes karaktereinek <text:change-end text:change-id="ct94698088"/><text:change text:change-id="ct94698232"/>exportálását. <text:change text:change-id="ct195646112"/><text:change text:change-id="ct94698520"/><text:change text:change-id="ct94698376"/>Az FSF.hu verzióban ez tökéletes.</text:p>
      <text:list text:style-name="L24">
        <text:list-item>
          <text:p text:style-name="P25">A "--" jelek megfelelő cseréje</text:p>
        </text:list-item>
      </text:list>
      <text:p text:style-name="Alapértelmezett_20_-_20_behúzással">A program a hivatalos verzióban a "--" jeleket <text:change text:change-id="ct94317128"/><text:change-start text:change-id="ct195679912"/>kvirtmínusz<text:change-end text:change-id="ct195679912"/>ra cseréli, ami<text:change-start text:change-id="ct195680056"/>t<text:change-end text:change-id="ct195680056"/> a magyarban nem <text:change-start text:change-id="ct195680200"/>használunk<text:change-end text:change-id="ct195680200"/><text:change text:change-id="ct195680344"/>. A javított változat "--" esetén <text:change text:change-id="ct195680488"/><text:change-start text:change-id="ct93216096"/>gondolatjelet (<text:change-end text:change-id="ct93216096"/><text:change-start text:change-id="ct93216240"/>nagykötőjelet<text:change-end text:change-id="ct93216240"/><text:change-start text:change-id="ct93216344"/>)<text:change-end text:change-id="ct93216344"/>, "---" esetén pedig<text:change text:change-id="ct93216552"/><text:change text:change-id="ct93216448"/><text:change-start text:change-id="ct93216656"/> kvirtmínuszt <text:change-end text:change-id="ct93216656"/>helyettesít.</text:p>
      <text:list text:style-name="L25">
        <text:list-item>
          <text:p text:style-name="P26">Szebb, kiegyenlítettebb íráskép</text:p>
        </text:list-item>
      </text:list>
      <text:p text:style-name="Alapértelmezett_20_-_20_behúzással"><text:change text:change-id="ct96092816"/><text:change-start text:change-id="ct96092960"/>A<text:change-end text:change-id="ct96092960"/> program a betűkészletek <text:change-start text:change-id="ct94690864"/>egalizálási <text:change-end text:change-id="ct94690864"/><text:change text:change-id="ct94690968"/><text:change-start text:change-id="ct94691072"/>adatait<text:change-end text:change-id="ct94691072"/> <text:change text:change-id="ct94691176"/>automatikusan használja.</text:p>
      <text:list text:style-name="L26">
        <text:list-item>
          <text:p text:style-name="P27">Néhány angol, nem honosítható szöveg javítása</text:p>
        </text:list-item>
      </text:list>
      <text:p text:style-name="Alapértelmezett_20_-_20_behúzással">Néhány <text:change text:change-id="ct195948552"/><text:change-start text:change-id="ct195948656"/>üzenet<text:change-end text:change-id="ct195948656"/> nem honosítható a program által biztosított módszerekkel, ezt az FSF.hu verzió megoldja.</text:p>
      <text:list text:style-name="L27">
        <text:list-item>
          <text:p text:style-name="P28">Javított <text:change text:change-id="ct128766064"/><text:change text:change-id="ct93142104"/><text:change-start text:change-id="ct128766208"/>PostScript<text:change-end text:change-id="ct128766208"/> kimenet</text:p>
        </text:list-item>
      </text:list>
      <text:p text:style-name="Alapértelmezett_20_-_20_behúzással"><text:change text:change-id="ct128766440"/><text:change text:change-id="ct128405376"/><text:change text:change-id="ct128405272"/><text:change-start text:change-id="ct128766544"/>J<text:change-end text:change-id="ct128766544"/>avítás, <text:change-start text:change-id="ct128766648"/>a<text:change-end text:change-id="ct128766648"/>mely arra utasítja a PostScript <text:change text:change-id="ct195651760"/><text:change-start text:change-id="ct195651864"/>meghajtó<text:change-end text:change-id="ct195651864"/>t, hogy ne helyettesítse be a betűkészleteket. Ezzel kizár egy hibalehetőséget, amely korábban azt okozta, hogy az ékezetes betűk helyén négyzetek vagy kérdőjelek jelentek meg.</text:p>
      <text:h text:style-name="Heading_20_2" text:outline-level="2">Köszönetnyilvánítás</text:h>
      <text:p text:style-name="Standard">Külön köszönet Tímár Andrásnak (FSF.hu) és Bán Szabolcsnak (FSF.hu) az FSF.hu változat elkészítéséért, Németh Lászlónak (FSF.hu) a magyar helyesírás-ellenőrzés tökéletesítéséért, Nagy Bencének az elválasztó részen végzett munkájáért és Szalai Kálmánnak <text:change text:change-id="ct195649392"/>a fordítás segítéséért és a magyar nyelvű változat teszteléséért.</text:p>
      <text:p text:style-name="Standard">Köszönet továbbá minden OpenOffice.org közösségi tagnak, külön kiemelve a <text:a xlink:type="simple" xlink:href="http://www.openoffice.org/copyright/copyrightapproved.html">http://www.openoffice.org/copyright/copyrightapproved.html</text:a> oldalon található személyeket.</text:p>
      <text:h text:style-name="Heading_20_2" text:outline-level="2">További tájékozódás céljára</text:h>
      <text:h text:style-name="Heading_20_3" text:outline-level="3">Még több képernyőkép</text:h>
      <text:p text:style-name="Standard"><text:a xlink:type="simple" xlink:href="http://www.openoffice.org/screenshots/ooo20/index.html">http://www.openoffice.org/screenshots/ooo20/index.html</text:a></text:p>
      <text:p text:style-name="Standard">(angol nyelvű oldal)</text:p>
      <text:h text:style-name="Heading_20_3" text:outline-level="3">Az OpenOffice.org 2.0<text:change-start text:change-id="ct195649288"/>.<text:change-end text:change-id="ct195649288"/><text:change-start text:change-id="ct195649184"/>2 <text:change-end text:change-id="ct195649184"/><text:change text:change-id="ct195649080"/>főbb funkcióinak leírása</text:h>
      <text:p text:style-name="Standard">Megtalálható ebben a bejelentésben</text:p>
      <text:p text:style-name="Standard"><text:a xlink:type="simple" xlink:href="http://hu.openoffice.org/whatsnew-2.0.html">http://hu.openoffice.org/whatsnew-2.0.html</text:a></text:p>
      <text:p text:style-name="Standard">(magyar nyelvű oldal)</text:p>
      <text:p text:style-name="Text_20_body"><text:a xlink:type="simple" xlink:href="http://www.openoffice.org/dev_docs/features/2.0/index.html">http://www.openoffice.org/dev_docs/features/2.0/index.html</text:a></text:p>
      <text:p text:style-name="Standard">(angol nyelvű oldal)<text:change-start text:change-id="ct94354952"/></text:p>
      <text:p text:style-name="Standard">Az OpenOffice.org 2.0.2 fejlesztéseinek, javításainak teljes listája</text:p>
      <text:p text:style-name="Standard"><text:a xlink:type="simple" xlink:href="http://development.openoffice.org/releases/2.0.2.html">http://development.openoffice.org/releases/2.0.2.html</text:a><text:change-end text:change-id="ct94354952"/></text:p>
      <text:h text:style-name="Heading_20_3" text:outline-level="3">Az OpenOffice.org 2.0<text:change-start text:change-id="ct94354848"/>.<text:change-end text:change-id="ct94354848"/><text:change-start text:change-id="ct94354744"/>2<text:change-end text:change-id="ct94354744"/><text:change text:change-id="ct94354400"/><text:change-start text:change-id="ct195651968"/> <text:change-end text:change-id="ct195651968"/>összes funkciójának leírása</text:h>
      <text:p text:style-name="Standard"><text:a xlink:type="simple" xlink:href="http://marketing.openoffice.org/2.0/featureguide.html">http://marketing.openoffice.org/2.0/featureguide.html</text:a></text:p>
      <text:p text:style-name="Standard">(angol nyelvű oldal)</text:p>
      <text:h text:style-name="Heading_20_3" text:outline-level="3">Az OpenOffice.org termékismertetője</text:h>
      <text:p text:style-name="Standard"><text:a xlink:type="simple" xlink:href="http://hu.openoffice.org/about-product.html">http://hu.openoffice.org/about-product.html</text:a></text:p>
      <text:p text:style-name="Standard">(magyar nyelvű oldal)</text:p>
      <text:p text:style-name="Standard"><text:a xlink:type="simple" xlink:href="http://www.openoffice.org/product/">http://www.openoffice.org/product/</text:a></text:p>
      <text:p text:style-name="Standard">(angol nyelvű oldal)</text:p>
      <text:h text:style-name="Heading_20_3" text:outline-level="3">Az OpenOffice.org letöltése</text:h>
      <text:p text:style-name="Standard"><text:a xlink:type="simple" xlink:href="http://hu.openoffice.org/about-downloads.html">http://hu.openoffice.org/about-downloads.html</text:a></text:p>
      <text:p text:style-name="Standard">(magyar nyelvű verzió)</text:p>
      <text:p text:style-name="Standard"><text:a xlink:type="simple" xlink:href="http://download.openoffice.org/index.html">http://download.openoffice.org/index.html</text:a></text:p>
      <text:p text:style-name="Standard">(angol és más nyelvű verziók)</text:p>
      <text:h text:style-name="Heading_20_3" text:outline-level="3">Marketing anyagok</text:h>
      <text:p text:style-name="Standard"><text:a xlink:type="simple" xlink:href="http://hu.openoffice.org/servlets/ProjectDocumentList?folderID=525&amp;expandFolder=525&amp;folderID=0">http://hu.openoffice.org/servlets/ProjectDocumentList?folderID=525&amp;expandFolder=525&amp;folderID=0</text:a></text:p>
      <text:p text:style-name="Standard">(magyar nyelvű oldal)</text:p>
      <text:p text:style-name="Standard"><text:a xlink:type="simple" xlink:href="http://www.openoffice.org/press/2.0/index.html">http://www.openoffice.org/press/2.0/index.html</text:a></text:p>
      <text:p text:style-name="Standard">(angol nyelvű oldal)<text:change-start text:change-id="ct93239280"/></text:p>
      <text:h text:style-name="Heading_20_3" text:outline-level="3">Az FSF.hu Alapítvány honlapja</text:h>
      <text:p text:style-name="Standard"><text:a xlink:type="simple" xlink:href="http://www.fsf.hu/">http://www.fsf.hu/</text:a></text:p>
      <text:p text:style-name="Standard">(magyar nyelvű oldal)<text:change-end text:change-id="ct93239280"/></text:p>
      <text:h text:style-name="Heading_20_2" text:outline-level="2">Kapcsolattartó<text:change-start text:change-id="ct93239176"/></text:h>
      <text:p text:style-name="Text_20_body">Tímár András (<text:a xlink:type="simple" xlink:href="mailto:timar@fsf.hu">timar@fsf.hu</text:a>)</text:p>
      <text:p text:style-name="Text_20_body">Szalai Kálmán (<text:a xlink:type="simple" xlink:href="mailto:kami_@openoffice.org">kami_@openoffice.org</text:a>)</text:p>
      <text:p text:style-name="Text_20_body">(A megadott elektronikus-levélcímeken felhasználói támogatás nincsen. Felhasználói támogatást a következő bekezdésben megadott címen kaphat.)</text:p>
      <text:h text:style-name="Heading_20_2" text:outline-level="2">Magyar nyelvű, díjmentes, nem garantált technikai támogatás</text:h>
      <text:p text:style-name="Text_20_body"><text:a xlink:type="simple" xlink:href="http://hu.openoffice.org/about-mailinglists.html">http://hu.openoffice.org/about-mailinglists.html</text:a></text:p>
      <text:p text:style-name="Text_20_body"><text:change-end text:change-id="ct93239176"/><text:change text:change-id="ct9323907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Bitstream Vera Sans" svg:font-family="'Bitstream Vera Sans'"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hu" fo:country="HU"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fo:text-align="justify" style:justify-single-word="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variant="small-caps" fo:font-size="14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variant="normal" fo:text-transform="non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Alapértelmezett_20_-_20_behúzással" style:display-name="Alapértelmezett - behúzással" style:family="paragraph" style:parent-style-name="Standard" style:class="text">
      <style:paragraph-properties fo:margin-left="2cm" fo:margin-right="0cm" fo:text-align="justify" style:justify-single-word="false" fo:text-indent="0cm" style:auto-text-indent="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35cm solid #000000" style:shadow="none"/>
      <style:text-properties fo:font-weight="normal" style:font-weight-asian="normal" style:font-weight-complex="normal"/>
    </style:style>
    <style:style style:name="P2" style:family="paragraph" style:parent-style-name="Footer">
      <style:paragraph-properties fo:text-align="center" style:justify-single-word="false" fo:padding="0cm" fo:border-left="none" fo:border-right="none" fo:border-top="0.035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tracked-changes>
          <text:changed-region text:id="ct195660472">
            <text:insertion>
              <office:change-info>
                <dc:creator>Kálmán Szalai</dc:creator>
                <dc:date>2006-03-04T20:48:00</dc:date>
              </office:change-info>
            </text:insertion>
          </text:changed-region>
          <text:changed-region text:id="ct195659672">
            <text:insertion>
              <office:change-info>
                <dc:creator>Kálmán Szalai</dc:creator>
                <dc:date>2006-03-04T20:47:00</dc:date>
              </office:change-info>
            </text:insertion>
          </text:changed-region>
          <text:changed-region text:id="ct195658872">
            <text:insertion>
              <office:change-info>
                <dc:creator>Kálmán Szalai</dc:creator>
                <dc:date>2006-03-04T21:17:00</dc:date>
              </office:change-info>
            </text:insertion>
          </text:changed-region>
        </text:tracked-changes>
        <text:p text:style-name="P1"><text:change-start text:change-id="ct195660472"/>Bejelentés: <text:change-end text:change-id="ct195660472"/><text:change-start text:change-id="ct195659672"/><text:title>OpenOffice.org 2.0.2 magyar változat</text:title><text:tab/><text:tab/><text:change-end text:change-id="ct195659672"/><text:change-start text:change-id="ct195658872"/>2006. 03. 07.<text:change-end text:change-id="ct195658872"/></text:p>
      </style:header>
      <style:footer>
        <text:tracked-changes>
          <text:changed-region text:id="ct94353592">
            <text:insertion>
              <office:change-info>
                <dc:creator>Kálmán Szalai</dc:creator>
                <dc:date>2006-03-04T20:47:00</dc:date>
              </office:change-info>
            </text:insertion>
          </text:changed-region>
          <text:changed-region text:id="ct94352792">
            <text:insertion>
              <office:change-info>
                <dc:creator>Kálmán Szalai</dc:creator>
                <dc:date>2006-03-04T20:48:00</dc:date>
              </office:change-info>
            </text:insertion>
          </text:changed-region>
        </text:tracked-changes>
        <text:p text:style-name="P2"><text:change-start text:change-id="ct94353592"/><text:page-number text:select-page="current">5</text:page-number> / <text:change-end text:change-id="ct94353592"/><text:change-start text:change-id="ct94352792"/><text:page-count>6</text:page-count><text:change-end text:change-id="ct9435279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OpenOffice.org 2.0.2 magyar változat</dc:title>
    <dc:subject>Az OpenOffice.org 2.0.2 egy szabad forráskódú, ingyenes, nagy tudású irodai alkalmazáscsomag, mely több platformon is futtatható. Felhasználói felülete és működése nagymértékben hasonlít a piacon kapható olyan más alkalmazásokhoz, mint például a Microsoft Office vagy a Lotus SmartSuite, de azokkal ellentétben teljesen ingyenes és szabadon használható. Az OpenOffice.org 2.0-ás, 2.0.1-es és 2.0.2-es verzióban számtalan újdonság jelent meg.</dc:subject>
    <meta:creation-date>2005-10-31T19:59:24</meta:creation-date>
    <dc:creator>Kálmán Szalai</dc:creator>
    <dc:date>2006-03-05T09:05:47</dc:date>
    <dc:language>hu-HU</dc:language>
    <meta:editing-cycles>28</meta:editing-cycles>
    <meta:editing-duration>PT3H39M56S</meta:editing-duration>
    <meta:user-defined meta:name="Info 1"/>
    <meta:user-defined meta:name="Info 2"/>
    <meta:user-defined meta:name="Info 3"/>
    <meta:user-defined meta:name="Info 4"/>
    <meta:document-statistic meta:table-count="0" meta:image-count="0" meta:object-count="0" meta:page-count="6" meta:paragraph-count="218" meta:word-count="1799" meta:character-count="14305"/>
  </office:meta>
</office:document-meta>
</file>